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de2000" svg:font-family="Code2000"/>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308c00" style:font-weight-asian="normal" style:font-weight-complex="normal"/>
    </style:style>
    <style:style style:name="P7" style:family="paragraph" style:parent-style-name="Standard">
      <style:text-properties fo:font-weight="normal" officeooo:paragraph-rsid="003265e9"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34a345" style:font-weight-asian="normal" style:font-weight-complex="normal"/>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bold" officeooo:rsid="00308c00" officeooo:paragraph-rsid="00308c00" style:font-weight-asian="bold" style:font-weight-complex="bold"/>
    </style:style>
    <style:style style:name="P12" style:family="paragraph" style:parent-style-name="Standard">
      <style:text-properties fo:font-weight="bold" officeooo:paragraph-rsid="0033f4e8" style:font-weight-asian="bold" style:font-weight-complex="bold"/>
    </style:style>
    <style:style style:name="P13" style:family="paragraph" style:parent-style-name="Standard">
      <style:text-properties fo:font-weight="bold" officeooo:rsid="0033f4e8" officeooo:paragraph-rsid="0033f4e8" style:font-weight-asian="bold" style:font-weight-complex="bold"/>
    </style:style>
    <style:style style:name="P14" style:family="paragraph" style:parent-style-name="Standard">
      <style:text-properties fo:font-weight="bold" officeooo:paragraph-rsid="003265e9" style:font-weight-asian="bold" style:font-weight-complex="bold"/>
    </style:style>
    <style:style style:name="P15" style:family="paragraph" style:parent-style-name="Standard">
      <style:text-properties officeooo:paragraph-rsid="001ca04f"/>
    </style:style>
    <style:style style:name="P16" style:family="paragraph" style:parent-style-name="Standard">
      <style:text-properties officeooo:paragraph-rsid="001fa5f7"/>
    </style:style>
    <style:style style:name="P17" style:family="paragraph" style:parent-style-name="Standard">
      <style:text-properties officeooo:paragraph-rsid="00207808"/>
    </style:style>
    <style:style style:name="P18" style:family="paragraph" style:parent-style-name="Standard">
      <style:text-properties officeooo:paragraph-rsid="002230e3"/>
    </style:style>
    <style:style style:name="P19" style:family="paragraph" style:parent-style-name="Standard">
      <style:text-properties officeooo:paragraph-rsid="00291519"/>
    </style:style>
    <style:style style:name="P20" style:family="paragraph" style:parent-style-name="Standard">
      <style:text-properties officeooo:paragraph-rsid="002c64ae"/>
    </style:style>
    <style:style style:name="P21" style:family="paragraph" style:parent-style-name="Standard">
      <style:text-properties officeooo:paragraph-rsid="002d4be6"/>
    </style:style>
    <style:style style:name="P22" style:family="paragraph" style:parent-style-name="Standard">
      <style:text-properties officeooo:paragraph-rsid="00308c00"/>
    </style:style>
    <style:style style:name="P23" style:family="paragraph" style:parent-style-name="Standard">
      <style:text-properties officeooo:paragraph-rsid="003265e9"/>
    </style:style>
    <style:style style:name="P24" style:family="paragraph" style:parent-style-name="Standard">
      <style:text-properties officeooo:paragraph-rsid="0033f4e8"/>
    </style:style>
    <style:style style:name="P25" style:family="paragraph" style:parent-style-name="Standard">
      <style:text-properties officeooo:paragraph-rsid="0034a345"/>
    </style:style>
    <style:style style:name="P26" style:family="paragraph" style:parent-style-name="Standard">
      <style:text-properties officeooo:paragraph-rsid="00368a23"/>
    </style:style>
    <style:style style:name="P27" style:family="paragraph" style:parent-style-name="Standard">
      <style:text-properties fo:font-style="normal" fo:font-weight="bold" style:font-style-asian="normal" style:font-weight-asian="bold" style:font-style-complex="normal" style:font-weight-complex="bold"/>
    </style:style>
    <style:style style:name="P28" style:family="paragraph" style:parent-style-name="Standard">
      <style:text-properties fo:font-style="normal" fo:font-weight="bold" officeooo:paragraph-rsid="0033f4e8" style:font-style-asian="normal" style:font-weight-asian="bold" style:font-style-complex="normal" style:font-weight-complex="bold"/>
    </style:style>
    <style:style style:name="P29" style:family="paragraph" style:parent-style-name="Standard">
      <style:text-properties officeooo:rsid="003b87da"/>
    </style:style>
    <style:style style:name="P30" style:family="paragraph" style:parent-style-name="Footnote">
      <style:text-properties officeooo:rsid="001d0538" officeooo:paragraph-rsid="001d0538"/>
    </style:style>
    <style:style style:name="P31" style:family="paragraph" style:parent-style-name="Footnote">
      <style:text-properties officeooo:rsid="001d6ecb" officeooo:paragraph-rsid="001d6ecb"/>
    </style:style>
    <style:style style:name="P32" style:family="paragraph" style:parent-style-name="Footnote">
      <style:text-properties officeooo:rsid="00207808" officeooo:paragraph-rsid="00207808"/>
    </style:style>
    <style:style style:name="P33" style:family="paragraph" style:parent-style-name="Footnote">
      <style:text-properties officeooo:rsid="002b80c0" officeooo:paragraph-rsid="002b80c0"/>
    </style:style>
    <style:style style:name="P34" style:family="paragraph" style:parent-style-name="Footnote">
      <style:text-properties officeooo:paragraph-rsid="002a6ea0"/>
    </style:style>
    <style:style style:name="P35" style:family="paragraph" style:parent-style-name="Footnote">
      <style:text-properties officeooo:rsid="002c64ae" officeooo:paragraph-rsid="002c64ae"/>
    </style:style>
    <style:style style:name="P36" style:family="paragraph" style:parent-style-name="Footnote">
      <style:text-properties officeooo:rsid="002d4be6" officeooo:paragraph-rsid="002d4be6"/>
    </style:style>
    <style:style style:name="P37" style:family="paragraph" style:parent-style-name="Footnote">
      <style:text-properties officeooo:rsid="0034a345" officeooo:paragraph-rsid="0034a345"/>
    </style:style>
    <style:style style:name="P38" style:family="paragraph" style:parent-style-name="Footnote">
      <style:text-properties officeooo:rsid="003b87da" officeooo:paragraph-rsid="003b87da"/>
    </style:style>
    <style:style style:name="P39" style:family="paragraph" style:parent-style-name="Table_20_Heading">
      <style:text-properties fo:font-weight="bold" officeooo:rsid="002230e3" officeooo:paragraph-rsid="002230e3" style:font-weight-asian="bold" style:font-weight-complex="bold"/>
    </style:style>
    <style:style style:name="P40" style:family="paragraph" style:parent-style-name="Table_20_Heading">
      <style:text-properties fo:font-weight="bold" officeooo:rsid="002c8048" officeooo:paragraph-rsid="002c8048" style:font-weight-asian="bold" style:font-weight-complex="bold"/>
    </style:style>
    <style:style style:name="P41" style:family="paragraph" style:parent-style-name="Table_20_Heading">
      <style:text-properties fo:font-weight="bold" officeooo:rsid="002c8048" officeooo:paragraph-rsid="002230e3" style:font-weight-asian="bold" style:font-weight-complex="bold"/>
    </style:style>
    <style:style style:name="P42" style:family="paragraph" style:parent-style-name="Table_20_Contents">
      <style:text-properties officeooo:rsid="002230e3" officeooo:paragraph-rsid="002230e3"/>
    </style:style>
    <style:style style:name="P43" style:family="paragraph" style:parent-style-name="Table_20_Contents">
      <style:text-properties officeooo:rsid="002230e3" officeooo:paragraph-rsid="00284e21"/>
    </style:style>
    <style:style style:name="P44" style:family="paragraph" style:parent-style-name="Table_20_Contents">
      <style:text-properties officeooo:rsid="002230e3" officeooo:paragraph-rsid="002c8048"/>
    </style:style>
    <style:style style:name="P45" style:family="paragraph" style:parent-style-name="Table_20_Contents">
      <style:text-properties officeooo:rsid="00226632" officeooo:paragraph-rsid="00226632"/>
    </style:style>
    <style:style style:name="P46" style:family="paragraph" style:parent-style-name="Table_20_Contents">
      <style:text-properties officeooo:rsid="00235a95" officeooo:paragraph-rsid="00235a95"/>
    </style:style>
    <style:style style:name="P47" style:family="paragraph" style:parent-style-name="Table_20_Contents">
      <style:text-properties officeooo:rsid="0024ba00" officeooo:paragraph-rsid="0024ba00"/>
    </style:style>
    <style:style style:name="P48" style:family="paragraph" style:parent-style-name="Standard" style:master-page-name="Standard">
      <style:paragraph-properties style:page-number="auto"/>
      <style:text-properties fo:font-weight="bold" style:font-weight-asian="bold" style:font-weight-complex="bold"/>
    </style:style>
    <style:style style:name="P49" style:family="paragraph" style:parent-style-name="Standard">
      <style:text-properties officeooo:paragraph-rsid="004581bc"/>
    </style:style>
    <style:style style:name="P50" style:family="paragraph" style:parent-style-name="Standard">
      <style:text-properties officeooo:paragraph-rsid="00491c3d"/>
    </style:style>
    <style:style style:name="P51" style:family="paragraph" style:parent-style-name="Standard">
      <style:text-properties fo:font-weight="bold" style:font-weight-asian="bold" style:font-weight-complex="bold"/>
    </style:style>
    <style:style style:name="P52" style:family="paragraph" style:parent-style-name="Standard">
      <style:text-properties officeooo:paragraph-rsid="0033f4e8"/>
    </style:style>
    <style:style style:name="P53" style:family="paragraph" style:parent-style-name="Standard">
      <style:text-properties officeooo:rsid="004e6c9a" officeooo:paragraph-rsid="0050b714"/>
    </style:style>
    <style:style style:name="P54" style:family="paragraph" style:parent-style-name="Standard">
      <style:text-properties officeooo:paragraph-rsid="0034a345"/>
    </style:style>
    <style:style style:name="P55" style:family="paragraph" style:parent-style-name="Standard">
      <style:text-properties officeooo:rsid="0052b239" officeooo:paragraph-rsid="0052b239"/>
    </style:style>
    <style:style style:name="P56" style:family="paragraph" style:parent-style-name="Footnote" style:master-page-name="Converted1">
      <style:paragraph-properties style:page-number="auto"/>
    </style:style>
    <style:style style:name="P57" style:family="paragraph" style:parent-style-name="Footnote" style:master-page-name="Converted4">
      <style:paragraph-properties style:page-number="auto"/>
    </style:style>
    <style:style style:name="P58" style:family="paragraph" style:parent-style-name="Footnote" style:master-page-name="Converted5">
      <style:paragraph-properties style:page-number="auto"/>
    </style:style>
    <style:style style:name="P59" style:family="paragraph" style:parent-style-name="Footnote" style:master-page-name="Converted6">
      <style:paragraph-properties style:page-number="auto"/>
    </style:style>
    <style:style style:name="P60" style:family="paragraph" style:parent-style-name="Footnote" style:master-page-name="Converted7">
      <style:paragraph-properties style:page-number="auto"/>
    </style:style>
    <style:style style:name="P61" style:family="paragraph" style:parent-style-name="Footnote" style:master-page-name="Converted8">
      <style:paragraph-properties style:page-number="auto"/>
    </style:style>
    <style:style style:name="P62" style:family="paragraph" style:parent-style-name="Footnote" style:master-page-name="Converted10">
      <style:paragraph-properties style:page-number="auto"/>
    </style:style>
    <style:style style:name="P63" style:family="paragraph" style:parent-style-name="Footnote" style:master-page-name="Converted12">
      <style:paragraph-properties style:page-number="auto"/>
    </style:style>
    <style:style style:name="P64" style:family="paragraph" style:parent-style-name="Footnote" style:master-page-name="Converted13">
      <style:paragraph-properties style:page-number="auto"/>
    </style:style>
    <style:style style:name="P65" style:family="paragraph" style:parent-style-name="Footnote" style:master-page-name="Converted14">
      <style:paragraph-properties style:page-number="auto"/>
    </style:style>
    <style:style style:name="P66" style:family="paragraph" style:parent-style-name="Footnote" style:master-page-name="Converted15">
      <style:paragraph-properties style:page-number="auto"/>
    </style:style>
    <style:style style:name="P67" style:family="paragraph" style:parent-style-name="Footnote" style:master-page-name="Converted16">
      <style:paragraph-properties style:page-number="auto"/>
    </style:style>
    <style:style style:name="P68" style:family="paragraph" style:parent-style-name="Footnote" style:master-page-name="Converted18">
      <style:paragraph-properties style:page-number="auto"/>
    </style:style>
    <style:style style:name="P69" style:family="paragraph" style:parent-style-name="Footnote" style:master-page-name="Converted20">
      <style:paragraph-properties style:page-number="auto"/>
    </style:style>
    <style:style style:name="P70" style:family="paragraph" style:parent-style-name="Footnote" style:master-page-name="Converted21">
      <style:paragraph-properties style:page-number="auto"/>
    </style:style>
    <style:style style:name="P71" style:family="paragraph" style:parent-style-name="Footnote" style:master-page-name="Converted22">
      <style:paragraph-properties style:page-number="auto"/>
      <style:text-properties fo:font-weight="normal" style:font-weight-asian="normal" style:font-weight-complex="normal"/>
    </style:style>
    <style:style style:name="P72" style:family="paragraph" style:parent-style-name="Footnote" style:master-page-name="Converted25">
      <style:paragraph-properties style:page-number="auto"/>
      <style:text-properties fo:font-weight="normal" style:font-weight-asian="normal" style:font-weight-complex="normal"/>
    </style:style>
    <style:style style:name="P73" style:family="paragraph" style:parent-style-name="Footnote" style:master-page-name="Converted26">
      <style:paragraph-properties style:page-number="auto"/>
    </style:style>
    <style:style style:name="P74" style:family="paragraph" style:parent-style-name="Footnote" style:master-page-name="Converted27">
      <style:paragraph-properties style:page-number="auto"/>
      <style:text-properties fo:font-weight="normal" style:font-weight-asian="normal" style:font-weight-complex="normal"/>
    </style:style>
    <style:style style:name="P75" style:family="paragraph" style:parent-style-name="Footnote" style:master-page-name="Converted28">
      <style:paragraph-properties style:page-number="auto"/>
    </style:style>
    <style:style style:name="P76" style:family="paragraph" style:parent-style-name="Footnote" style:master-page-name="Converted29">
      <style:paragraph-properties style:page-number="auto"/>
    </style:style>
    <style:style style:name="P77" style:family="paragraph" style:parent-style-name="Footnote" style:master-page-name="Converted31">
      <style:paragraph-properties style:page-number="auto"/>
      <style:text-properties fo:font-weight="normal" style:font-weight-asian="normal" style:font-weight-complex="normal"/>
    </style:style>
    <style:style style:name="P78" style:family="paragraph" style:parent-style-name="Footnote" style:master-page-name="Converted37">
      <style:paragraph-properties style:page-number="auto"/>
    </style:style>
    <style:style style:name="P79" style:family="paragraph" style:parent-style-name="Footnote" style:master-page-name="Converted38">
      <style:paragraph-properties style:page-number="auto"/>
      <style:text-properties fo:font-weight="normal" style:font-weight-asian="normal" style:font-weight-complex="normal"/>
    </style:style>
    <style:style style:name="P80" style:family="paragraph" style:parent-style-name="Footnote" style:master-page-name="Converted43">
      <style:paragraph-properties style:page-number="auto"/>
    </style:style>
    <style:style style:name="P81" style:family="paragraph" style:parent-style-name="Footnote" style:master-page-name="Converted44">
      <style:paragraph-properties style:page-number="auto"/>
      <style:text-properties fo:font-weight="normal" style:font-weight-asian="normal" style:font-weight-complex="normal"/>
    </style:style>
    <style:style style:name="P82" style:family="paragraph" style:parent-style-name="Footnote" style:master-page-name="Converted45">
      <style:paragraph-properties style:page-number="auto"/>
    </style:style>
    <style:style style:name="P83" style:family="paragraph" style:parent-style-name="Footnote" style:master-page-name="Converted46">
      <style:paragraph-properties style:page-number="auto"/>
    </style:style>
    <style:style style:name="P84" style:family="paragraph" style:parent-style-name="Footnote" style:master-page-name="Converted47">
      <style:paragraph-properties style:page-number="auto"/>
    </style:style>
    <style:style style:name="P85" style:family="paragraph" style:parent-style-name="Footnote" style:master-page-name="Converted49">
      <style:paragraph-properties style:page-number="auto"/>
    </style:style>
    <style:style style:name="P86" style:family="paragraph" style:parent-style-name="Footnote" style:master-page-name="Converted50">
      <style:paragraph-properties style:page-number="auto"/>
      <style:text-properties fo:font-weight="normal" style:font-weight-asian="normal" style:font-weight-complex="normal"/>
    </style:style>
    <style:style style:name="P87" style:family="paragraph" style:parent-style-name="Footnote" style:master-page-name="Converted51">
      <style:paragraph-properties style:page-number="auto"/>
      <style:text-properties fo:font-weight="normal" style:font-weight-asian="normal" style:font-weight-complex="normal"/>
    </style:style>
    <style:style style:name="P88" style:family="paragraph" style:parent-style-name="Footnote" style:master-page-name="Converted52">
      <style:paragraph-properties style:page-number="auto"/>
    </style:style>
    <style:style style:name="P89" style:family="paragraph" style:parent-style-name="Footnote" style:master-page-name="Converted53">
      <style:paragraph-properties style:page-number="auto"/>
    </style:style>
    <style:style style:name="P90" style:family="paragraph" style:parent-style-name="Footnote" style:master-page-name="Converted54">
      <style:paragraph-properties style:page-number="auto"/>
    </style:style>
    <style:style style:name="P91" style:family="paragraph" style:parent-style-name="Footnote" style:master-page-name="Converted55">
      <style:paragraph-properties style:page-number="auto"/>
      <style:text-properties fo:font-weight="normal" style:font-weight-asian="normal" style:font-weight-complex="normal"/>
    </style:style>
    <style:style style:name="P92" style:family="paragraph" style:parent-style-name="Footnote" style:master-page-name="Converted56">
      <style:paragraph-properties style:page-number="auto"/>
      <style:text-properties fo:font-weight="normal" style:font-weight-asian="normal" style:font-weight-complex="normal"/>
    </style:style>
    <style:style style:name="P93" style:family="paragraph" style:parent-style-name="Footnote" style:master-page-name="Converted57">
      <style:paragraph-properties style:page-number="auto"/>
      <style:text-properties fo:font-weight="normal" style:font-weight-asian="normal" style:font-weight-complex="normal"/>
    </style:style>
    <style:style style:name="P94" style:family="paragraph" style:parent-style-name="Footnote" style:master-page-name="Converted58">
      <style:paragraph-properties style:page-number="auto"/>
      <style:text-properties fo:font-weight="normal" style:font-weight-asian="normal" style:font-weight-complex="normal"/>
    </style:style>
    <style:style style:name="P95" style:family="paragraph" style:parent-style-name="Footnote" style:master-page-name="Converted59">
      <style:paragraph-properties style:page-number="auto"/>
    </style:style>
    <style:style style:name="P96" style:family="paragraph" style:parent-style-name="Footnote" style:master-page-name="Converted60">
      <style:paragraph-properties style:page-number="auto"/>
    </style:style>
    <style:style style:name="P97" style:family="paragraph" style:parent-style-name="Footnote" style:master-page-name="Converted61">
      <style:paragraph-properties style:page-number="auto"/>
      <style:text-properties fo:font-weight="normal" style:font-weight-asian="normal" style:font-weight-complex="normal"/>
    </style:style>
    <style:style style:name="P98" style:family="paragraph" style:parent-style-name="Footnote" style:master-page-name="Converted62">
      <style:paragraph-properties style:page-number="auto"/>
      <style:text-properties fo:font-weight="normal" style:font-weight-asian="normal" style:font-weight-complex="normal"/>
    </style:style>
    <style:style style:name="P99" style:family="paragraph" style:parent-style-name="Footnote" style:master-page-name="Converted64">
      <style:paragraph-properties style:page-number="auto"/>
    </style:style>
    <style:style style:name="P10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101" style:family="paragraph" style:parent-style-name="Footnote" style:master-page-name="Converted90">
      <style:paragraph-properties style:page-number="auto"/>
      <style:text-properties fo:font-weight="normal" style:font-weight-asian="normal" style:font-weight-complex="normal"/>
    </style:style>
    <style:style style:name="P102" style:family="paragraph" style:parent-style-name="Footnote" style:master-page-name="Converted88">
      <style:paragraph-properties style:page-number="auto"/>
      <style:text-properties fo:font-weight="normal" style:font-weight-asian="normal" style:font-weight-complex="normal"/>
    </style:style>
    <style:style style:name="P103" style:family="paragraph" style:parent-style-name="Footnote" style:master-page-name="Converted91">
      <style:paragraph-properties style:page-number="auto"/>
    </style:style>
    <style:style style:name="P104" style:family="paragraph" style:parent-style-name="Footnote" style:master-page-name="Converted92">
      <style:paragraph-properties style:page-number="auto"/>
      <style:text-properties fo:font-weight="normal" style:font-weight-asian="normal" style:font-weight-complex="normal"/>
    </style:style>
    <style:style style:name="P105" style:family="paragraph" style:parent-style-name="Footnote" style:master-page-name="Converted93">
      <style:paragraph-properties style:page-number="auto"/>
    </style:style>
    <style:style style:name="P106" style:family="paragraph" style:parent-style-name="Footnote" style:master-page-name="Converted94">
      <style:paragraph-properties style:page-number="auto"/>
    </style:style>
    <style:style style:name="P107" style:family="paragraph" style:parent-style-name="Footnote" style:master-page-name="Converted66">
      <style:paragraph-properties style:page-number="auto"/>
      <style:text-properties fo:font-weight="normal" style:font-weight-asian="normal" style:font-weight-complex="normal"/>
    </style:style>
    <style:style style:name="P108" style:family="paragraph" style:parent-style-name="Footnote" style:master-page-name="Converted67">
      <style:paragraph-properties style:page-number="auto"/>
      <style:text-properties fo:font-weight="normal" style:font-weight-asian="normal" style:font-weight-complex="normal"/>
    </style:style>
    <style:style style:name="P109" style:family="paragraph" style:parent-style-name="Footnote" style:master-page-name="Converted68">
      <style:paragraph-properties style:page-number="auto"/>
    </style:style>
    <style:style style:name="P110" style:family="paragraph" style:parent-style-name="Footnote" style:master-page-name="Converted69">
      <style:paragraph-properties style:page-number="auto"/>
      <style:text-properties fo:font-weight="normal" style:font-weight-asian="normal" style:font-weight-complex="normal"/>
    </style:style>
    <style:style style:name="P111" style:family="paragraph" style:parent-style-name="Footnote" style:master-page-name="Converted70">
      <style:paragraph-properties style:page-number="auto"/>
      <style:text-properties fo:font-weight="normal" style:font-weight-asian="normal" style:font-weight-complex="normal"/>
    </style:style>
    <style:style style:name="P112" style:family="paragraph" style:parent-style-name="Footnote" style:master-page-name="Converted71">
      <style:paragraph-properties style:page-number="auto"/>
    </style:style>
    <style:style style:name="P113" style:family="paragraph" style:parent-style-name="Footnote" style:master-page-name="Converted72">
      <style:paragraph-properties style:page-number="auto"/>
      <style:text-properties fo:font-weight="normal" style:font-weight-asian="normal" style:font-weight-complex="normal"/>
    </style:style>
    <style:style style:name="P114" style:family="paragraph" style:parent-style-name="Footnote" style:master-page-name="Converted73">
      <style:paragraph-properties style:page-number="auto"/>
      <style:text-properties fo:font-weight="normal" style:font-weight-asian="normal" style:font-weight-complex="normal"/>
    </style:style>
    <style:style style:name="P115" style:family="paragraph" style:parent-style-name="Footnote" style:master-page-name="Converted75">
      <style:paragraph-properties style:page-number="auto"/>
      <style:text-properties fo:font-weight="normal" style:font-weight-asian="normal" style:font-weight-complex="normal"/>
    </style:style>
    <style:style style:name="P116" style:family="paragraph" style:parent-style-name="Footnote" style:master-page-name="Converted78">
      <style:paragraph-properties style:page-number="auto"/>
    </style:style>
    <style:style style:name="P117" style:family="paragraph" style:parent-style-name="Footnote" style:master-page-name="Converted79">
      <style:paragraph-properties style:page-number="auto"/>
    </style:style>
    <style:style style:name="P118" style:family="paragraph" style:parent-style-name="Footnote" style:master-page-name="Converted32">
      <style:paragraph-properties style:page-number="auto"/>
    </style:style>
    <style:style style:name="P119" style:family="paragraph" style:parent-style-name="Footnote" style:master-page-name="Converted34">
      <style:paragraph-properties style:page-number="auto"/>
    </style:style>
    <style:style style:name="P120" style:family="paragraph" style:parent-style-name="Footnote" style:master-page-name="Converted95">
      <style:paragraph-properties style:page-number="auto"/>
    </style:style>
    <style:style style:name="P121" style:family="paragraph" style:parent-style-name="Footnote" style:master-page-name="Converted81">
      <style:paragraph-properties style:page-number="auto"/>
    </style:style>
    <style:style style:name="P122" style:family="paragraph" style:parent-style-name="Footnote" style:master-page-name="Converted87">
      <style:paragraph-properties style:page-number="auto"/>
      <style:text-properties fo:font-weight="normal" style:font-weight-asian="normal" style:font-weight-complex="normal"/>
    </style:style>
    <style:style style:name="P123" style:family="paragraph" style:parent-style-name="Footnote" style:master-page-name="Converted84">
      <style:paragraph-properties style:page-number="auto"/>
    </style:style>
    <style:style style:name="P124" style:family="paragraph" style:parent-style-name="Footnote" style:master-page-name="Converted41">
      <style:paragraph-properties style:page-number="auto"/>
      <style:text-properties fo:font-weight="normal" style:font-weight-asian="normal" style:font-weight-complex="normal"/>
    </style:style>
    <style:style style:name="P125" style:family="paragraph" style:parent-style-name="Footnote" style:master-page-name="Converted42">
      <style:paragraph-properties style:page-number="auto"/>
    </style:style>
    <style:style style:name="P126" style:family="paragraph" style:parent-style-name="Footnote">
      <style:text-properties officeooo:rsid="003f1b08" officeooo:paragraph-rsid="003f1b08"/>
    </style:style>
    <style:style style:name="P127" style:family="paragraph" style:parent-style-name="Footnote">
      <style:text-properties officeooo:rsid="0040f5e4" officeooo:paragraph-rsid="0040f5e4"/>
    </style:style>
    <style:style style:name="P128" style:family="paragraph" style:parent-style-name="Footnote">
      <style:text-properties officeooo:rsid="0043ed87" officeooo:paragraph-rsid="0043ed87"/>
    </style:style>
    <style:style style:name="P129" style:family="paragraph" style:parent-style-name="Footnote">
      <style:text-properties officeooo:rsid="00442060" officeooo:paragraph-rsid="00442060"/>
    </style:style>
    <style:style style:name="P130" style:family="paragraph" style:parent-style-name="Footnote">
      <style:text-properties officeooo:rsid="00491c3d" officeooo:paragraph-rsid="00491c3d"/>
    </style:style>
    <style:style style:name="P131" style:family="paragraph" style:parent-style-name="Footnote">
      <style:text-properties officeooo:rsid="004923e6" officeooo:paragraph-rsid="004923e6"/>
    </style:style>
    <style:style style:name="P132" style:family="paragraph" style:parent-style-name="Footnote">
      <style:text-properties style:font-name="Times New Roman" fo:font-size="10pt" style:font-size-asian="10pt" style:font-size-complex="10pt"/>
    </style:style>
    <style:style style:name="P133" style:family="paragraph" style:parent-style-name="Footnote">
      <style:text-properties officeooo:rsid="004e6c9a" officeooo:paragraph-rsid="004e6c9a"/>
    </style:style>
    <style:style style:name="P134"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135" style:family="paragraph" style:parent-style-name="Table_20_Contents">
      <style:text-properties officeooo:rsid="002230e3" officeooo:paragraph-rsid="002230e3"/>
    </style:style>
    <style:style style:name="P136" style:family="paragraph" style:parent-style-name="Table_20_Contents">
      <style:text-properties officeooo:rsid="004012e5" officeooo:paragraph-rsid="004012e5"/>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style="italic" style:font-style-asian="italic" style:font-style-complex="italic"/>
    </style:style>
    <style:style style:name="T48" style:family="text">
      <style:text-properties fo:font-style="italic" officeooo:rsid="004c8b9b"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476c98" style:font-style-asian="italic" style:font-weight-asian="normal" style:font-style-complex="italic" style:font-weight-complex="normal"/>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normal" style:font-style-asian="normal" style:font-style-complex="normal"/>
    </style:style>
    <style:style style:name="T53" style:family="text">
      <style:text-properties fo:font-style="normal" officeooo:rsid="004c8b9b"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officeooo:rsid="0017299a"/>
    </style:style>
    <style:style style:name="T56" style:family="text">
      <style:text-properties officeooo:rsid="001d6ecb"/>
    </style:style>
    <style:style style:name="T57" style:family="text">
      <style:text-properties officeooo:rsid="002230e3"/>
    </style:style>
    <style:style style:name="T58" style:family="text">
      <style:text-properties officeooo:rsid="00226632"/>
    </style:style>
    <style:style style:name="T59" style:family="text">
      <style:text-properties officeooo:rsid="0024ba00"/>
    </style:style>
    <style:style style:name="T60" style:family="text">
      <style:text-properties officeooo:rsid="0026c165"/>
    </style:style>
    <style:style style:name="T61" style:family="text">
      <style:text-properties officeooo:rsid="00291519"/>
    </style:style>
    <style:style style:name="T62" style:family="text">
      <style:text-properties officeooo:rsid="002a6ea0"/>
    </style:style>
    <style:style style:name="T63" style:family="text">
      <style:text-properties style:font-name="Times" fo:font-size="9pt" fo:font-style="italic"/>
    </style:style>
    <style:style style:name="T64" style:family="text">
      <style:text-properties officeooo:rsid="0035802a"/>
    </style:style>
    <style:style style:name="T65" style:family="text">
      <style:text-properties officeooo:rsid="003d61d6"/>
    </style:style>
    <style:style style:name="T66" style:family="text">
      <style:text-properties officeooo:rsid="003f1b08"/>
    </style:style>
    <style:style style:name="T67" style:family="text">
      <style:text-properties officeooo:rsid="004012e5"/>
    </style:style>
    <style:style style:name="T68" style:family="text">
      <style:text-properties officeooo:rsid="0040f5e4"/>
    </style:style>
    <style:style style:name="T69" style:family="text">
      <style:text-properties officeooo:rsid="00424a4a"/>
    </style:style>
    <style:style style:name="T70" style:family="text">
      <style:text-properties officeooo:rsid="00437d9b"/>
    </style:style>
    <style:style style:name="T71" style:family="text">
      <style:text-properties officeooo:rsid="00442060"/>
    </style:style>
    <style:style style:name="T72" style:family="text">
      <style:text-properties officeooo:rsid="0046598c"/>
    </style:style>
    <style:style style:name="T73" style:family="text">
      <style:text-properties officeooo:rsid="00467471"/>
    </style:style>
    <style:style style:name="T74" style:family="text">
      <style:text-properties officeooo:rsid="00476c98"/>
    </style:style>
    <style:style style:name="T75" style:family="text">
      <style:text-properties officeooo:rsid="004923e6"/>
    </style:style>
    <style:style style:name="T76" style:family="text">
      <style:text-properties officeooo:rsid="004c8b9b"/>
    </style:style>
    <style:style style:name="T77" style:family="text">
      <style:text-properties officeooo:rsid="004ff2ae"/>
    </style:style>
    <style:style style:name="T78" style:family="text">
      <style:text-properties officeooo:rsid="0050b714"/>
    </style:style>
    <style:style style:name="T79"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80"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Introduction</text:p>
      <text:p text:style-name="P18">"Paraquat is the B.S.I. (British Standards Institution) common name of the cation 1,1'-dimethyl-4,4'-bipyridylium, which is available as the dichloride of the di(methyl sulphate)."<text:note text:id="ftn1" text:note-class="footnote"><text:note-citation>1</text:note-citation><text:note-body><text:p text:style-name="P56"><text:tab/><text:tab/></text:p></text:note-body></text:note> This is the formal description of the herbicide paraquat, which was characterised, tested and formulated by Plant Protection Limited, a subsidiary of Imperial Chemical Industries <text:span text:style-name="T67">(ICI)</text:span>. <text:span text:style-name="T66">First synthesised in the nineteenth century and used as a redox indicator dye,</text:span><text:span text:style-name="T66"><text:note text:id="ftn0" text:note-class="footnote"><text:note-citation>2</text:note-citation><text:note-body><text:p text:style-name="P126">Howard, 1982, <text:span text:style-name="T47">Paraquat: Uses and Misuses</text:span>, MD thesis, University of Edinburgh</text:p></text:note-body></text:note></text:span><text:span text:style-name="T66"> t</text:span>he <text:span text:style-name="T66">herbicidal </text:span>potential <text:span text:style-name="T66">of the group of chemcials it belongs to, the quaternary bipyridyls,</text:span> was first observed <text:span text:style-name="T67">by ICI </text:span>in 1947 and work started in earnest on paraquat <text:span text:style-name="T66">and diquat weedkiller </text:span>from 1955. An agricultural paraquat product, Gramoxone W, became available to farmers and horticulturalists in 1962, followed in 1965 by <text:span text:style-name="T57">a less concentrated version</text:span> for amateur gardeners <text:span text:style-name="T57">called Weedol</text:span>. This chapter looks at the development of paraquat as a herbicide, its reception in Britain, and how some users were determined to ignore the categories <text:span text:style-name="T61">of use </text:span>set by the product makers. </text:p>
      <text:p text:style-name="Standard"/>
      <text:p text:style-name="P10">Development of paraquat</text:p>
      <text:p text:style-name="Standard"><text:span text:style-name="T3">Paraquat is rapidly inactivated by contact with the soil, which dampened enthusiasm raised by it's unusual herbicidal strength.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was a 'hormone</text:span><text:span text:style-name="T3"><office:annotation><dc:creator>Unknown Author</dc:creator><dc:date>2014-01-30T17:51:05</dc:date><text:p><text:span text:style-name="T79">Explain/ justify this (and maybe quote it better)</text:span></text:p></office:annotation></text:span><text:span text:style-name="T3"> weedkiller' and from 1946 a part of a new era in chemical weed control, increasing the area that could be treated quickly and effectively. MCPA persisted in the soil, was taken up by the roots and killed broad leaved weeds, termed a 'selective' killer as it left grasses such as wheat crops unaffected. <text:s/>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indicated that there was a strong demand for similar, even more selective, hormone weedkiller.</text:span><text:span text:style-name="T3"><text:note text:id="ftn2" text:note-class="footnote"><text:note-citation>3</text:note-citation><text:note-body><text:p text:style-name="P57">Bradbury, McCarthy and Suckling, “Patterns of Innovation Part III – The bipyridyl herbicides, <text:span text:style-name="T47">Chemistry and Industry</text:span><text:span text:style-name="T52">, 4 March 1972</text:span>, p195; </text:p></text:note-body></text:note></text:span><text:span text:style-name="T3"> 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Using Schon's dissection of successful innovation, Bradbury </text:span><text:span text:style-name="T49">et al</text:span><text:span text:style-name="T3"> identified Boon as the 'product champion'.</text:span><text:span text:style-name="T3"><text:note text:id="ftn3" text:note-class="footnote"><text:note-citation>4</text:note-citation><text:note-body><text:p text:style-name="P58">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in company histories</text:span><text:span text:style-name="T3"><text:note text:id="ftn4" text:note-class="footnote"><text:note-citation>5</text:note-citation><text:note-body><text:p text:style-name="P59">Kennedy; Reade; </text:p></text:note-body></text:note></text:span><text:span text:style-name="T3"> Boon emerges as the only visible researcher in the stories of paraquat, even in accounts written by members of ICI.</text:span><text:span text:style-name="T3"><text:note text:id="ftn5" text:note-class="footnote"><text:note-citation>6</text:note-citation><text:note-body><text:p text:style-name="P60">Bradbury; Wain</text:p></text:note-body></text:note></text:span><text:span text:style-name="T3"> This in/visibility is common to most accounts of 20th century scientific discoveries which took place in institutions or corporations,</text:span><text:span text:style-name="T3"><text:note text:id="ftn6" text:note-class="footnote"><text:note-citation>7</text:note-citation><text:note-body><text:p text:style-name="P61"/></text:note-body></text:note></text:span><text:span text:style-name="T3"> and is something scientific researchers, and business historians, appear to accept.</text:span><text:span text:style-name="T3"><office:annotation><dc:creator>Unknown Author</dc:creator><dc:date>2014-01-31T14:41:35</dc:date><text:p><text:span text:style-name="T79">*evidence? somebody must have written something against this** Viviane suggests having a look at some of the STS studies, big science etc.</text:span></text:p></office:annotation></text:span><text:span text:style-name="T3"> Boon retired from ICI in 1973, and apart from the interview by Kennedy</text:span><text:span text:style-name="T3"><text:note text:id="ftn7" text:note-class="footnote"><text:note-citation>8</text:note-citation><text:note-body><text:p text:style-name="P62">Kennedy <text:span text:style-name="T47">ICI: The Company That Changed Our Lives</text:span> </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79">**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8" text:note-class="footnote"><text:note-citation>9</text:note-citation><text:note-body><text:p text:style-name="P63">“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10"><text:soft-page-break/>Company history</text:p>
      <text:p text:style-name="P19"><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9" text:note-class="footnote"><text:note-citation>10</text:note-citation><text:note-body><text:p text:style-name="P32">Reader, <text:s/><text:span text:style-name="T56">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17"><text:span text:style-name="T9">G</text:span><text:span text:style-name="T6">rass feeding and silage were areas that ICI had been very active in since the 1930s, when they were building up their fertiliser sales, selling direct to farmers, working out methods using their own chemicals (caustic soda) to break down straw to create starchy feeds </text:span><text:span text:style-name="T17">to </text:span><text:span text:style-name="T6">supplem</text:span><text:span text:style-name="T17">ent</text:span><text:span text:style-name="T6"> dried grass, <text:s/>and lobbying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0" text:note-class="footnote"><text:note-citation>11</text:note-citation><text:note-body><text:p text:style-name="P31">Reader, p282-285.</text:p></text:note-body></text:note></text:span><text:span text:style-name="T6"> </text:span></text:p>
      <text:p text:style-name="P4"/>
      <text:p text:style-name="P16"><text:span text:style-name="T12">In 1937, ICI joined forces with another chemical company who had expertise in crop protection, that is to say pesticides and herbicides, Cooper McDougal and Robinson. This joint venture was an attempt to prevent intellectual and sales territories being encroached and allow networks of contacts to be taken advantage of. The resulting subsidiary company was called Plant Protection Limited and was based at ICI's farm Jealott's Hill, with another research farm site about 40 miles south, Fernhurst being added in 1947. This means that </text:span><text:span text:style-name="T12"><office:annotation><dc:creator>Unknown Author</dc:creator><dc:date>2014-02-07T14:36:06</dc:date><text:p><text:span text:style-name="T81">?? Am still unsure of this, or whether PPL was the name already. Also, did ICI describe it themselves as agrochemical?</text:span></text:p></office:annotation></text:span><text:span text:style-name="T12">w</text:span><text:span text:style-name="T3">hen intense work started on the </text:span><text:span text:style-name="T5">ammonium </text:span><text:span text:style-name="T3">quaternary salts that would yield paraquat and the closely related diquat </text:span><text:span text:style-name="T1">introduce the chemicals more thoroughly earlier</text:span><text:span text:style-name="T3">, Plant Protection Limited was jointly owned by ICI, and Cooper McDougal and Robinson but changes would take place before any products reached the market.</text:span><text:span text:style-name="T3"><text:note text:id="ftn11" text:note-class="footnote"><text:note-citation>12</text:note-citation><text:note-body><text:p text:style-name="P30">Jealott's Hill 50 Years</text:p></text:note-body></text:note></text:span><text:span text:style-name="T3"> </text:span></text:p>
      <text:p text:style-name="P4"/>
      <text:p text:style-name="P15"><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2" text:note-class="footnote"><text:note-citation>13</text:note-citation><text:note-body><text:p text:style-name="P34"><text:span text:style-name="T62">Quirke, 2005 “Making British Cortisone” <text:s/></text:span><text:span text:style-name="T63">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Jealott's Hill and Fernhurst. The geographic separation of chemists from the biologists and agriculturalists </text:span><text:span text:style-name="T14">no doubt </text:span><text:span text:style-name="T3">slowed exchanges and in 1954 a team of five </text:span><text:soft-page-break/><text:span text:style-name="T3">chemists, including William Boon, moved south to be permanently based at Jealott's Hill.</text:span><text:span text:style-name="T3"><text:note text:id="ftn13" text:note-class="footnote"><text:note-citation>14</text:note-citation><text:note-body><text:p text:style-name="P35">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4" text:note-class="footnote"><text:note-citation>15</text:note-citation><text:note-body><text:p text:style-name="P33">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81">Or maybe development was on hold while the 1958 market survey mentioned earlier was in progress? Perhaps the Catalyst archives will help here.</text:span></text:p></office:annotation></text:span><text:span text:style-name="T3"> </text:span></text:p>
      <text:p text:style-name="P10"/>
      <text:p text:style-name="P2"><text:span text:style-name="T51">Introduce </text:span>General Chemicals, or Mond division <text:span text:style-name="T51">so that when they are mentioned later re. Bradbury it makes more sense. </text:span><text:s/></text:p>
      <text:p text:style-name="P10"/>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with most of the cuts at Fernhurst, though Jealott's Hill also felt the effect, resulting in a certain amount of bitterness and disruption.</text:span><text:span text:style-name="T3"><text:note text:id="ftn15" text:note-class="footnote"><text:note-citation>16</text:note-citation><text:note-body><text:p text:style-name="P64">Jealott's Hill 50 Years</text:p></text:note-body></text:note></text:span></text:p>
      <text:p text:style-name="P10"/>
      <text:p text:style-name="P21"><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6" text:note-class="footnote"><text:note-citation>17</text:note-citation><text:note-body><text:p text:style-name="P65">Kennedy, p146</text:p></text:note-body></text:note></text:span><text:span text:style-name="T3"> Bradbury describes Plant Protection as able to call directly on Mond for help to make paraquat, although he doesn't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7" text:note-class="footnote"><text:note-citation>18</text:note-citation><text:note-body><text:p text:style-name="P66">Bradbury <text:span text:style-name="T47">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8" text:note-class="footnote"><text:note-citation>19</text:note-citation><text:note-body><text:p text:style-name="P67">Wain, 1994, p140</text:p></text:note-body></text:note></text:span><text:span text:style-name="T3"><office:annotation><dc:creator>Unknown Author</dc:creator><dc:date>2014-01-31T14:43:21</dc:date><text:p><text:span text:style-name="T79">**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so complex that it assured a virtual monopoly of manufacture".</text:span><text:span text:style-name="T3"><text:note text:id="ftn19" text:note-class="footnote"><text:note-citation>20</text:note-citation><text:note-body><text:p text:style-name="P68">Kennedy, p146</text:p></text:note-body></text:note></text:span><text:span text:style-name="T3"> </text:span><text:span text:style-name="T3"><office:annotation><dc:creator>Unknown Author</dc:creator><dc:date>2014-01-31T14:43:33</dc:date><text:p><text:span text:style-name="T79">**find patent details to back this up**</text:span></text:p></office:annotation></text:span></text:p>
      <text:p text:style-name="P10"/>
      <text:p text:style-name="Standard"><text:span text:style-name="T3">This schedule of paraquat production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0" text:note-class="footnote"><text:note-citation>21</text:note-citation><text:note-body><text:p text:style-name="P69">“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10"/>
      <table:table table:name="ICItimeline" table:style-name="ICItimeline">
        <table:table-column table:style-name="ICItimeline.A"/>
        <table:table-column table:style-name="ICItimeline.B"/>
        <table:table-column table:style-name="ICItimeline.C"/>
        <table:table-header-rows>
          <text:soft-page-break/>
          <table:table-row>
            <table:table-cell table:style-name="ICItimeline.A1" office:value-type="string">
              <text:p text:style-name="P39">Date</text:p>
            </table:table-cell>
            <table:table-cell table:style-name="ICItimeline.A1" office:value-type="string">
              <text:p text:style-name="P40">ICI Activity</text:p>
            </table:table-cell>
            <table:table-cell table:style-name="ICItimeline.C1" office:value-type="string">
              <text:p text:style-name="P41">Paraquat Event</text:p>
            </table:table-cell>
          </table:table-row>
        </table:table-header-rows>
        <table:table-row>
          <table:table-cell table:style-name="ICItimeline.A2" office:value-type="string">
            <text:p text:style-name="P136">1883</text:p>
          </table:table-cell>
          <table:table-cell table:style-name="ICItimeline.A2" office:value-type="string">
            <text:p text:style-name="P42"/>
          </table:table-cell>
          <table:table-cell table:style-name="ICItimeline.C2" office:value-type="string">
            <text:p text:style-name="P136">Paraquat first synthesised, used as redox indicator (not ICI)</text:p>
          </table:table-cell>
        </table:table-row>
        <table:table-row>
          <table:table-cell table:style-name="ICItimeline.A2" office:value-type="string">
            <text:p text:style-name="P42">1927</text:p>
          </table:table-cell>
          <table:table-cell table:style-name="ICItimeline.A2" office:value-type="string">
            <text:p text:style-name="P42"><text:span text:style-name="T58">ICI b</text:span>ought Jealott's Hill <text:span text:style-name="T58">farm</text:span>, set up propaganda unit</text:p>
          </table:table-cell>
          <table:table-cell table:style-name="ICItimeline.C2" office:value-type="string">
            <text:p text:style-name="P42"/>
          </table:table-cell>
        </table:table-row>
        <table:table-row>
          <table:table-cell table:style-name="ICItimeline.A2" office:value-type="string">
            <text:p text:style-name="P42">1937</text:p>
          </table:table-cell>
          <table:table-cell table:style-name="ICItimeline.A2" office:value-type="string">
            <text:p text:style-name="P42">Formed Plant Protection Limited with Cooper McDougal and Robinson</text:p>
          </table:table-cell>
          <table:table-cell table:style-name="ICItimeline.C2" office:value-type="string">
            <text:p text:style-name="P42"/>
          </table:table-cell>
        </table:table-row>
        <table:table-row>
          <table:table-cell table:style-name="ICItimeline.A2" office:value-type="string">
            <text:p text:style-name="P42">1947</text:p>
          </table:table-cell>
          <table:table-cell table:style-name="ICItimeline.A2" office:value-type="string">
            <text:p text:style-name="P44">Fernhurst bought as new PPL site</text:p>
          </table:table-cell>
          <table:table-cell table:style-name="ICItimeline.C2" office:value-type="string">
            <text:p text:style-name="P43">Herbicidal activity discovered <text:span text:style-name="T67">at ICI</text:span></text:p>
          </table:table-cell>
        </table:table-row>
        <table:table-row>
          <table:table-cell table:style-name="ICItimeline.A2" office:value-type="string">
            <text:p text:style-name="P42">1954</text:p>
          </table:table-cell>
          <table:table-cell table:style-name="ICItimeline.A2" office:value-type="string">
            <text:p text:style-name="P42"/>
          </table:table-cell>
          <table:table-cell table:style-name="ICItimeline.C2" office:value-type="string">
            <text:p text:style-name="P42">Boon and others moved from Dyestuffs at Blackley to Jealott's Hill</text:p>
          </table:table-cell>
        </table:table-row>
        <table:table-row>
          <table:table-cell table:style-name="ICItimeline.A2" office:value-type="string">
            <text:p text:style-name="P45">1957</text:p>
          </table:table-cell>
          <table:table-cell table:style-name="ICItimeline.A2" office:value-type="string">
            <text:p text:style-name="P45">Alderley Park opens and Pharmaceutical Division moves there, independent</text:p>
          </table:table-cell>
          <table:table-cell table:style-name="ICItimeline.C2" office:value-type="string">
            <text:p text:style-name="P45"/>
          </table:table-cell>
        </table:table-row>
        <table:table-row>
          <table:table-cell table:style-name="ICItimeline.A2" office:value-type="string">
            <text:p text:style-name="P42">1959</text:p>
          </table:table-cell>
          <table:table-cell table:style-name="ICItimeline.A2" office:value-type="string">
            <text:p text:style-name="P44">PPL losing money, became wholly owned by ICI, restructure of PPL</text:p>
          </table:table-cell>
          <table:table-cell table:style-name="ICItimeline.C2" office:value-type="string">
            <text:p text:style-name="P42"/>
          </table:table-cell>
        </table:table-row>
        <table:table-row>
          <table:table-cell table:style-name="ICItimeline.A2" office:value-type="string">
            <text:p text:style-name="P42">1961</text:p>
          </table:table-cell>
          <table:table-cell table:style-name="ICItimeline.A2" office:value-type="string">
            <text:p text:style-name="P42"/>
          </table:table-cell>
          <table:table-cell table:style-name="ICItimeline.C2" office:value-type="string">
            <text:p text:style-name="P42">Paraquat pioneer production plant</text:p>
          </table:table-cell>
        </table:table-row>
        <table:table-row>
          <table:table-cell table:style-name="ICItimeline.A2" office:value-type="string">
            <text:p text:style-name="P42">1962</text:p>
          </table:table-cell>
          <table:table-cell table:style-name="ICItimeline.A2" office:value-type="string">
            <text:p text:style-name="P42"/>
          </table:table-cell>
          <table:table-cell table:style-name="ICItimeline.C2" office:value-type="string">
            <text:p text:style-name="P42">Second production plant for paraquat, Gramoxone entering agricultural market</text:p>
          </table:table-cell>
        </table:table-row>
        <table:table-row>
          <table:table-cell table:style-name="ICItimeline.A2" office:value-type="string">
            <text:p text:style-name="P42">1965</text:p>
          </table:table-cell>
          <table:table-cell table:style-name="ICItimeline.A2" office:value-type="string">
            <text:p text:style-name="P42"/>
          </table:table-cell>
          <table:table-cell table:style-name="ICItimeline.C2" office:value-type="string">
            <text:p text:style-name="P42">Weedol enters domestic market</text:p>
          </table:table-cell>
        </table:table-row>
        <table:table-row>
          <table:table-cell table:style-name="ICItimeline.A2" office:value-type="string">
            <text:p text:style-name="P42">1966</text:p>
          </table:table-cell>
          <table:table-cell table:style-name="ICItimeline.A2" office:value-type="string">
            <text:p text:style-name="P42"/>
          </table:table-cell>
          <table:table-cell table:style-name="ICItimeline.C2" office:value-type="string">
            <text:p text:style-name="P42">First paraquat related deaths recorded</text:p>
          </table:table-cell>
        </table:table-row>
        <table:table-row>
          <table:table-cell table:style-name="ICItimeline.A2" office:value-type="string">
            <text:p text:style-name="P46">1967</text:p>
          </table:table-cell>
          <table:table-cell table:style-name="ICItimeline.A2" office:value-type="string">
            <text:p text:style-name="P46"/>
          </table:table-cell>
          <table:table-cell table:style-name="ICItimeline.C2" office:value-type="string">
            <text:p text:style-name="P46">PPL gains Queens Award for export activities, mainly due to paraquat </text:p>
          </table:table-cell>
        </table:table-row>
        <table:table-row>
          <table:table-cell table:style-name="ICItimeline.A2" office:value-type="string">
            <text:p text:style-name="P42">1968</text:p>
          </table:table-cell>
          <table:table-cell table:style-name="ICItimeline.A2" office:value-type="string">
            <text:p text:style-name="P42"/>
          </table:table-cell>
          <table:table-cell table:style-name="ICItimeline.C2" office:value-type="string">
            <text:p text:style-name="P42">Improved production plant, <text:span text:style-name="T59">1st</text:span> paraquat deaths reported in MSM, <text:span text:style-name="T68">added to Poisons List</text:span></text:p>
          </table:table-cell>
        </table:table-row>
        <table:table-row>
          <table:table-cell table:style-name="ICItimeline.A2" office:value-type="string">
            <text:p text:style-name="P46">1973</text:p>
          </table:table-cell>
          <table:table-cell table:style-name="ICItimeline.A2" office:value-type="string">
            <text:p text:style-name="P46"/>
          </table:table-cell>
          <table:table-cell table:style-name="ICItimeline.C2" office:value-type="string">
            <text:p text:style-name="P46">Patent expires, <text:span text:style-name="T68">but ICI remain only producer in UK</text:span></text:p>
          </table:table-cell>
        </table:table-row>
        <table:table-row>
          <table:table-cell table:style-name="ICItimeline.A2" office:value-type="string">
            <text:p text:style-name="P46">1974 </text:p>
          </table:table-cell>
          <table:table-cell table:style-name="ICItimeline.A2" office:value-type="string">
            <text:p text:style-name="P46"/>
          </table:table-cell>
          <table:table-cell table:style-name="ICItimeline.C2" office:value-type="string">
            <text:p text:style-name="P46">Stenching agent added to Gramoxone</text:p>
          </table:table-cell>
        </table:table-row>
        <table:table-row>
          <table:table-cell table:style-name="ICItimeline.A2" office:value-type="string">
            <text:p text:style-name="P47">1975</text:p>
          </table:table-cell>
          <table:table-cell table:style-name="ICItimeline.A2" office:value-type="string">
            <text:p text:style-name="P47"/>
          </table:table-cell>
          <table:table-cell table:style-name="ICItimeline.C2" office:value-type="string">
            <text:p text:style-name="P47">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362732000</dc:date><text:list text:continue-numbering="true" text:style-name=""><text:list-item><text:p text:style-name="P137"><text:span text:style-name="T80">Am not sure whether I will keep the ICI section of this, was for helping thinking about why there might have been delays in devt.</text:span></text:p></text:list-item></text:list></office:annotation></text:p>
      <text:p text:style-name="P10"/>
      <text:p text:style-name="P20"><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1" text:note-class="footnote"><text:note-citation>22</text:note-citation><text:note-body><text:p text:style-name="P36">Kennedy</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20"><text:span text:style-name="T3">Boon thought a herbicide that left a mulch of dead vegetation on the surface could help retain </text:span><text:soft-page-break/><text:span text:style-name="T3">moisture and protect the soil from wind, both would prevent soil erosion.</text:span><text:span text:style-name="T3"><text:note text:id="ftn22" text:note-class="footnote"><text:note-citation>23</text:note-citation><text:note-body><text:p text:style-name="P70">Kennedy, <text:span text:style-name="T68">p146</text:span></text:p></text:note-body></text:note></text:span><text:span text:style-name="T3"> Soil erosion might not have been of concern to many British farmers, but in export markets such as Russia</text:span><text:span text:style-name="T3"><text:note text:id="ftn23" text:note-class="footnote"><text:note-citation>24</text:note-citation><text:note-body><text:p text:style-name="P71">ICI success at Moscow fair 19.05.64, The Times, p18; SOS from Russia</text:p></text:note-body></text:note></text:span><text:span text:style-name="T3"> this attention to benefits could help enhance sales/ choose the product.</text:span><text:span text:style-name="T3"><office:annotation><dc:creator>Unknown Author</dc:creator><dc:date>2014-01-30T16:56:27</dc:date><text:p><text:span text:style-name="T79">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79">Viviane suggests talking about need/demand here</text:span></text:p></office:annotation></text:span><text:span text:style-name="T49">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paraquat's launch.</text:span><text:span text:style-name="T3"><text:note text:id="ftn24" text:note-class="footnote"><text:note-citation>25</text:note-citation><text:note-body><text:p text:style-name="P72">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5" text:note-class="footnote"><text:note-citation>26</text:note-citation><text:note-body><text:p text:style-name="P73">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10"/>
      <text:p text:style-name="P22"><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6" text:note-class="footnote"><text:note-citation>27</text:note-citation><text:note-body><text:p text:style-name="P74">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7" text:note-class="footnote"><text:note-citation>28</text:note-citation><text:note-body><text:p text:style-name="P75">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n't have, and wouldn't be persuaded to buy while the results were not guaranteed. </text:span></text:p>
      <text:p text:style-name="P6"/>
      <text:p text:style-name="P11">Paraquat safety</text:p>
      <text:p text:style-name="Standard"/>
      <text:p text:style-name="P49"><text:span text:style-name="T36"><office:annotation office:name="__Fieldmark__2227_1291120843"><dc:creator>Unknown Author</dc:creator><dc:date>2014-02-13T17:33:53.337716000</dc:date><text:list text:continue-numbering="true" text:style-name=""><text:list-item><text:p text:style-name="P137"><text:span text:style-name="T80">This is perhaps more of a concluding statement. </text:span></text:p></text:list-item></text:list></office:annotation></text:span><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reasonable judgement that all users would follow the instructions provided. </text:span><office:annotation-end office:name="__Fieldmark__2227_1291120843"/></text:p>
      <text:p text:style-name="P49"><text:span text:style-name="T36"/></text:p>
      <text:p text:style-name="P49"><text:span text:style-name="T34">How did a chemical initially described as “moderately toxic orally” and “mildly irritant to the skin and mucous membranes”</text:span><text:span text:style-name="T34"><text:note text:id="ftn82" text:note-class="footnote"><text:note-citation>29</text:note-citation><text:note-body><text:p text:style-name="P128">First Report on Paraquat, Scientific Subcommittee on Poisonous Substances Used in Agriculture and Food Storage, PS 427 SC 1175, <text:span text:style-name="T71">23.03.62</text:span></text:p></text:note-body></text:note></text:span><text:span text:style-name="T34"> acquire such a sinister reputation? </text:span></text:p>
      <text:p text:style-name="P49"><text:span text:style-name="T23"/></text:p>
      <text:p text:style-name="P49"><text:span text:style-name="T35">Paraquat</text:span><text:span text:style-name="T23"> </text:span><text:span text:style-name="T35">is</text:span><text:span text:style-name="T23"> also very corrosive, meaning that Plant Protection planned to sell </text:span><text:span text:style-name="T32">Gramoxone</text:span><text:span text:style-name="T23"> in glass or polythene bottles that could withstand containing such a chemical.</text:span><text:span text:style-name="T23"><text:note text:id="ftn83" text:note-class="footnote"><text:note-citation>30</text:note-citation><text:note-body><text:p text:style-name="P129">Gramoxone Data Sheet, SC 1174, 3 pages.</text:p></text:note-body></text:note></text:span><text:span text:style-name="T23"> The corrosive nature of paraquat does not seem to have concerned the Advisory Committee on Poisonous Substances Used in Agriculture and Food Storage, but they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81" text:note-class="footnote"><text:note-citation>31</text:note-citation><text:note-body><text:p text:style-name="Footnote"/></text:note-body></text:note></text:span><text:span text:style-name="T3"> </text:span><text:span text:style-name="T31">Rats were perhaps an unfortunate </text:span><text:span text:style-name="T37">early </text:span><text:span text:style-name="T31">model </text:span><text:span text:style-name="T37">leading to some misjudgements about likely effects following ingestion by humans</text:span><text:span text:style-name="T31">, as it later became evident that dogs and monkeys had a much more similar </text:span><text:span text:style-name="T37">and applicable </text:span><text:span text:style-name="T31">response.</text:span><text:span text:style-name="T31"><text:note text:id="ftn80" text:note-class="footnote"><text:note-citation>32</text:note-citation><text:note-body><text:p text:style-name="P127">Howard, p13.</text:p></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ext:span><text:soft-page-break/><text:span text:style-name="T3">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28" text:note-class="footnote"><text:note-citation>33</text:note-citation><text:note-body><text:p text:style-name="P76"><text:span text:style-name="T60">Pl/w, SW 1169, Paraquat SC1174 draft SC1175 <text:s/>Advisory Committee on Poisonous Substances Used in Agriculture and Food Storage</text:span> <text:span text:style-name="T60">2 pages. <text:s/>20.03.62 (IMG_3002 and 3003 in my files)</text:span></text:p></text:note-body></text:note></text:span><text:span text:style-name="T3"> The benefits of the chemical seemed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Standard"><text:span text:style-name="T3">Scientists and technologists (researchers?) at Plant Protection continued work formulating, testing and seeking approval for a less concentrated paraquat-based weedkiller for domestic or amateur gardeners. Paraquat, the active ingredient, was only 5% instead of 20% as it was in Gramoxone. Plant Protection branded it Weedol, a much more descriptive and potentially user friendly name than Gramoxone</text:span><text:span text:style-name="T3"><office:annotation><dc:creator>Unknown Author</dc:creator><dc:date>2014-01-31T10:59:43</dc:date><text:p><text:span text:style-name="T79">*What do the names Gramoxone, and Gramanol, communicate to ag/ind users?**</text:span></text:p></office:annotation></text:span><text:span text:style-name="T3">, and this weaker version was marketed widely from 1965. This descriptive name was confusing</text:span><text:span text:style-name="T24">ly</text:span><text:span text:style-name="T3"> similar to Fison's long acting, total weedkiller based on simazine which had been on the market since 1959, Weedex.</text:span><text:span text:style-name="T3"><text:note text:id="ftn29" text:note-class="footnote"><text:note-citation>34</text:note-citation><text:note-body><text:p text:style-name="P77">'...and in the Toolshed' A Correspondent, The Times, 23.04.66, p13; <text:s/>'Know your Killers!' MacKinnon, CA, The Daily Mail, 06.05.67, p9,</text:p></text:note-body></text:note></text:span></text:p>
      <text:p text:style-name="Standard"/>
      <text:p text:style-name="P1"><office:annotation><dc:creator>Unknown Author</dc:creator><dc:date>2014-01-31T16:52:02</dc:date><text:p><text:span text:style-name="T79">Think about what this is really about – where is the right place for this? Not in the section about the development of the chemical. </text:span></text:p></office:annotation></text:p>
      <text:p text:style-name="Standard"/>
      <text:p text:style-name="Standard"/>
      <text:p text:style-name="Standard"/>
      <text:p text:style-name="Standard"/>
      <text:p text:style-name="P27">Testing paraquat, in relation to toxicity and legislation</text:p>
      <text:p text:style-name="P1"><text:s/></text:p>
      <text:p text:style-name="Standard"><text:span text:style-name="T3">In a report written **for xxx** by Plant Protection about Weedol in 1964, they stated that "there are no particular clinical tests of symptoms applicable to poisoning with this product. In case of gross contamination normal first aid measures should be used."</text:span><text:span text:style-name="T3"><text:note text:id="ftn30" text:note-class="footnote"><text:note-citation>35</text:note-citation><text:note-body><text:p text:style-name="P78"><text:tab/><text:tab/></text:p></text:note-body></text:note></text:span><text:span text:style-name="T3"> Their cautions to the user on the draft label were "For use only as a garden herbicide. Store in a safe place. Safely dispose of empty container. Keep off skin. Avoid inhaling spray. Harmful to animals. Wash utensils throughly after use. Store safely, away from children."</text:span><text:span text:style-name="T3"><text:note text:id="ftn31" text:note-class="footnote"><text:note-citation>36</text:note-citation><text:note-body><text:p text:style-name="P79">MAF 284/289 15A, {IMG 3030}</text:p></text:note-body></text:note></text:span><text:span text:style-name="T3"> These are very similar to the warnings given to the users of the concentrated form, which included the additional instruction prohibiting repacking into other containers. </text:span></text:p>
      <text:p text:style-name="P10"/>
      <text:p text:style-name="P1">No <text:span text:style-name="T72">special</text:span> symptoms - symptoms of poisoning were usually provided in tables or list forms in first aid guides and household management manuals. These described what the first aider should look for, such as sleepiness, bottles of household chemical or medicines, <text:span text:style-name="T69">then</text:span> help<text:span text:style-name="T69">ed</text:span> them to choose an appropriate action such as encouraging vomiting, or drinking milk, water, coffee. <text:span text:style-name="T70">Despite being corrosive, paraquat didn't burn immediately and when first marketed, didn't cause vomiting, so these symptoms would possibly be absent</text:span>. There were clinical tests, such as detecting paraquat in urine or blood, using colorimetric tests, and this method was used to quantify exposure during spraying by agricultural workers, by measuring the absorption and excretion of paraquat. 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text:soft-page-break/>changes in the lungs, which were characteristic of paraquat. <text:s/></text:p>
      <text:p text:style-name="P1"/>
      <text:p text:style-name="P14">Imagined users</text:p>
      <text:p text:style-name="P23"><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32" text:note-class="footnote"><text:note-citation>37</text:note-citation><text:note-body><text:p text:style-name="P80">“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33" text:note-class="footnote"><text:note-citation>38</text:note-citation><text:note-body><text:p text:style-name="P81">“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didn't think it would pay off for them. Perhaps advertising here was even a good investment to publicly show ICI shareholders what they were doing. The adverts for this product show their ideal farmer, someone willing to try new things, taking advantage of fresh agricultural grants, maximising </text:span><text:span text:style-name="T40">their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23"/>
      <text:p text:style-name="P23"><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Initially, Weedol was proposed as a liquid mixture of diquat and paraquat, to be sold in 20fl oz glass bottles</text:span><text:span text:style-name="T3"><text:note text:id="ftn34" text:note-class="footnote"><text:note-citation>39</text:note-citation><text:note-body><text:p text:style-name="P82">MAF 284/289, 3B, Revised Draft SC 1029 JAR Bates, First Report on “Weedol” garden herbicide, Scientific Subcommittee <text:s/>on Poisonous Substances used in Agriculture and Food Storage, October 1961</text:p></text:note-body></text:note></text:span><text:span text:style-name="T3"> but the reaction from the Subcommittee meant that the formulation was significantly changed. Domestic users were imagined to be unused to handling agrochemicals, which is probably correct, and therefore at risk from diluting a concentrated liquid,</text:span><text:span text:style-name="T3"><text:note text:id="ftn35" text:note-class="footnote"><text:note-citation>40</text:note-citation><text:note-body><text:p text:style-name="P83"><text:tab/></text:p></text:note-body></text:note></text:span><text:span text:style-name="T3"> </text:span><text:span text:style-name="T37">which </text:span><text:span text:style-name="T3">is questionable. Domestic users'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23"/>
      <text:p text:style-name="P50"><text:span text:style-name="T40">The concern about d</text:span><text:span text:style-name="T3">iquat </text:span><text:span text:style-name="T40">in early Weedol formulations,</text:span><text:span text:style-name="T40"><text:note text:id="ftn36" text:note-class="footnote"><text:note-citation>41</text:note-citation><text:note-body><text:p text:style-name="P84"><text:tab/></text:p></text:note-body></text:note></text:span><text:span text:style-name="T40"> when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text:span><text:span text:style-name="T3"><office:annotation><dc:creator>Unknown Author</dc:creator><dc:date>2014-01-31T15:26:56</dc:date><text:p><text:span text:style-name="T79">[WAS THERE ANY COMMENT ON THIS? I CAN'T REMEMBER THAT CATARACT WAS BROUGHT UP AGAIN, OR WHETHER IT WAS JUST TO REDUCE THE PARAQUAT BUT KEEP THE EFFICIENCY] </text:span></text:p></office:annotation></text:span><text:span text:style-name="T3"> </text:span></text:p>
      <text:p text:style-name="P7"><text:s/></text:p>
      <text:p text:style-name="P7"><text:span text:style-name="T70">Not all advertisements </text:span>for Weedol depict an imagined domestic user, <text:span text:style-name="T70">but when they do they illustrate</text:span> a middle aged male, probably in his own garden, where he's using it among flowers and shrubs, not to clear expanses of weeds in an industrialised setting. <text:span text:style-name="T70">H</text:span>e <text:span text:style-name="T70">gives the impression of being</text:span> at leisure, <text:span text:style-name="T70">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text:soft-page-break/>of safety. If the user had to weigh out the chemical, they risked getting it on their hands then transferring it to the pipe and from there into their mouths. Dissolving Weedol directly in a watering can avoids this problem. Perhaps these men would have been less used to handling potentially dangerous chemicals <text:span text:style-name="T73">in the home</text:span>, leaving that <text:span text:style-name="T73">task </text:span>to their wives. Perhaps the comfort of home, <text:span text:style-name="T72">and a mindset unique to </text:span>leisurely activities, meant that vigilance and care that men might have applied to handling <text:span text:style-name="T72">dangerous</text:span> substances in their working lives was <text:span text:style-name="T72">abandoned</text:span> once in the domestic environment. <text:span text:style-name="T72">This is partly brought about by the assumption that if something was dangerous, it wouldn't be available, “they” wouldn't allow anything bad to happen to a customer/consumer.</text:span></text:p>
      <text:p text:style-name="P23"/>
      <text:p text:style-name="P7">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23"/>
      <text:p text:style-name="P23"><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P10">Discussing Branding</text:p>
      <text:p text:style-name="Standard"><text:span text:style-name="T3">Paraquat was not available as an unbranded product 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text:span><text:span text:style-name="T3"><office:annotation><dc:creator>Unknown Author</dc:creator><dc:date>2014-01-30T17:55:59</dc:date><text:p><text:span text:style-name="T79">This is the first time that danger has been mentioned – introduce this better, say earlier. </text:span></text:p></office:annotation></text:span><text:span text:style-name="T3">. <text:s/></text:span></text:p>
      <text:p text:style-name="Standard"/>
      <text:p text:style-name="P10">Model Users</text:p>
      <text:p text:style-name="P1">Weekly gardening columnists are what I term “model users” because they model in their own gardens how to correctly use the chemical and set the schedule for using the herbicide by suggesting when <text:span text:style-name="T74">t</text:span>o use it. The trope of “jobs to do this week” is well used in their <text:span text:style-name="T74">columns</text:span>, <text:span text:style-name="T74">which presents</text:span> very similar advice <text:span text:style-name="T74">and instruction </text:span>on weeding, planting, fertilising <text:span text:style-name="T74">as </text:span>might be set out in gardening almanacs or books. <text:span text:style-name="T74">T</text:span>he <text:span text:style-name="T74">newspaper columns</text:span> <text:span text:style-name="T74">give the opportunity to </text:span>add topical comment on rain or sun, or other events to supplement and fine tune the advice. In part, the<text:span text:style-name="T74">se model users</text:span> are also experimental users, <text:span text:style-name="T74">being among the first to use the Weedol preparation in real situations. </text:span></text:p>
      <text:p text:style-name="Standard"><text:span text:style-name="T3"/></text:p>
      <text:p text:style-name="Standard"><text:span text:style-name="T3">Gardening columns </text:span><text:span text:style-name="T39">often referred to</text:span><text:span text:style-name="T3"> readers' letters, and in </text:span><text:span text:style-name="T39">1968 </text:span><text:span text:style-name="T3">readers of </text:span><text:span text:style-name="T50">T</text:span><text:span text:style-name="T49">he Times</text:span><text:span text:style-name="T3"> wanted to know why Roy Hay kept casually recommending a potentially lethal chemical to them, without ever mentioning risk.</text:span><text:span text:style-name="T3"><text:note text:id="ftn37" text:note-class="footnote"><text:note-citation>42</text:note-citation><text:note-body><text:p text:style-name="P85">“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obfuscatory or inaccurate: he </text:span><text:span text:style-name="T3">usually simply said </text:span><text:soft-page-break/><text:span text:style-name="T3">“paraquat” rather than specifying </text:span><text:span text:style-name="T39">by the</text:span><text:span text:style-name="T3"> brand name Weedol, described the domestic version as "smaller packs" rather than less concentrated, and directed them to follow the manufacturers'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54">the Times</text:span><text:span text:style-name="T3"> actually preferred to use cover planting to avoid weeding </text:span><text:span text:style-name="T20">in their own gardens</text:span><text:span text:style-name="T3">, limiting the amount of bare soil that could be colonised by weeds.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P10"/>
      <text:p text:style-name="P1"><text:s/></text:p>
      <text:p text:style-name="P10">Communicating about paraquat - safety</text:p>
      <text:p text:style-name="Standard"/>
      <text:p text:style-name="Standard"/>
      <text:p text:style-name="Standard"><text:span text:style-name="T3">The concept of chemical persistence was raised in public awareness through Rachel Carson's </text:span><text:span text:style-name="T49">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naturalness' of both the herbicidal action and the deactivation of paraquat by the soil. In an article entitled "Chemicals threaten wildlife" paraquat is mentioned as breaking down quickly and is therefore not a threat, whereas other, dissimilar in use chemicals, are persistent and dangerous.</text:span><text:span text:style-name="T3"><text:note text:id="ftn38" text:note-class="footnote"><text:note-citation>43</text:note-citation><text:note-body><text:p text:style-name="P86">"Chemicals threaten wildlife”, The Times, 17.12.68, p10</text:p></text:note-body></text:note></text:span><text:span text:style-name="T3"> </text:span></text:p>
      <text:p text:style-name="Standard"/>
      <text:p text:style-name="Standard"/>
      <text:p text:style-name="Standard"><text:span text:style-name="T3">7 million units were sold while Weedol had provisional commercial clearance, which was treated as a time to make observations of the real life use scenarios. <text:s/>It was sold as packets of granules or pellets, where the whole 2 ounce packet was to be dissolved directly in a 2 gallon watering can.**check weight - was it 2 or 1oz?**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who should not have access to the preparation" and four arose "during application of the chemical and resulted from carelessness".</text:span><text:span text:style-name="T3"><text:note text:id="ftn39" text:note-class="footnote"><text:note-citation>44</text:note-citation><text:note-body><text:p text:style-name="P87">Fifth report on paraquat - Home Garden Use, MAF 284 307, doc 108 {IMG_2917}</text:p></text:note-body></text:note></text:span><text:span text:style-name="T3"> By "attempted" suicide, we infer that they were not successful, the child was not fatally poisoned and there is no detail on the extent of any of the "careless" weeders injuries. </text:span></text:p>
      <text:p text:style-name="Standard"><text:soft-page-break/></text:p>
      <text:p text:style-name="Standard"/>
      <text:p text:style-name="P10">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40" text:note-class="footnote"><text:note-citation>45</text:note-citation><text:note-body><text:p text:style-name="P88"><text:tab/></text:p></text:note-body></text:note></text:span><text:span text:style-name="T3"> </text:span></text:p>
      <text:p text:style-name="P1"/>
      <text:p text:style-name="Standard"/>
      <text:p text:style-name="Standard"><text:span text:style-name="T1">Disobedient or Careless </text:span><text:span text:style-name="T2">U</text:span><text:span text:style-name="T1">sers</text:span></text:p>
      <text:p text:style-name="P1">Gramoxone had a concentration of active ingredient paraquat at 20%. The herbicide arrived with users as a brown liquid and among the warnings about avoiding contact with skin and eyes, there were instructions that as a condition of sale, it should not be repacked from the original containers. </text:p>
      <text:p text:style-name="Standard"/>
      <text:p text:style-name="Standard"><text:span text:style-name="T3">Perhaps inevitably, Gramoxone was repacked into drinks bottles and from 1966 news of accidents started to reach Plant Protection.</text:span><text:span text:style-name="T3"><text:note text:id="ftn41" text:note-class="footnote"><text:note-citation>46</text:note-citation><text:note-body><text:p text:style-name="P89"><text:tab/></text:p></text:note-body></text:note></text:span><text:span text:style-name="T3"> Plant Protection and regulatory committees were interested in collecting information about all kinds of accidents, whether from skin contact so that sales restrictions and printed warnings could be examined to see how well they worked and if they needed amending. </text:span></text:p>
      <text:p text:style-name="Standard"/>
      <text:p text:style-name="P50"><text:span text:style-name="T40">Howard found that there were plenty of instances of trained, experienced Gramoxone applicators being careless with the concentrate and the dilute solution,</text:span><text:span text:style-name="T40"><text:note text:id="ftn85" text:note-class="footnote"><text:note-citation>47</text:note-citation><text:note-body><text:p text:style-name="Footnote"/></text:note-body></text:note></text:span><text:span text:style-name="T40"> going so far as to declare farmworkers as “notoriously careless”.</text:span><text:span text:style-name="T40"><text:note text:id="ftn84" text:note-class="footnote"><text:note-citation>48</text:note-citation><text:note-body><text:p text:style-name="P130">Howard, 216</text:p></text:note-body></text:note></text:span><text:span text:style-name="T3"> </text:span></text:p>
      <text:p text:style-name="P50"><text:span text:style-name="T3"/></text:p>
      <text:p text:style-name="P50"><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42" text:note-class="footnote"><text:note-citation>49</text:note-citation><text:note-body><text:p text:style-name="P90"><text:tab/></text:p></text:note-body></text:note></text:span><text:span text:style-name="T3"> The powerful herbicide impressed workers</text:span><text:span text:style-name="T3"><text:note text:id="ftn43" text:note-class="footnote"><text:note-citation>50</text:note-citation><text:note-body><text:p text:style-name="P91">“The boy who thought he'd had a drink of pop”, Jane Gaskell, The Daily Mail, 24.06.71, p6.</text:p></text:note-body></text:note></text:span><text:span text:style-name="T3"> whose job it was to clear unwanted vegetation - agricultural workers, council workers, people maintaining runways and railways - and, disregarding whether they had permission or not, they took it home for themselves or friends to use. <text:s/>MAFF described people who brought home Gramoxone from agricultural or horticultural stocks as trying to avoid the expense of buying Weedol.</text:span><text:span text:style-name="T3"><text:note text:id="ftn44" text:note-class="footnote"><text:note-citation>51</text:note-citation><text:note-body><text:p text:style-name="P92">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 One of the accidents occurred in a static caravan park, not generally known for the wealth of their inhabitants.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 glove compartments, sheds, kitchens and even fridges where they were mistaken for dark coloured drinks: cola, Ribena,[**ref**] stout [**ref**] then swigged by curious or thirsty children, teens and adults, with very serious and sad consequences. When drunk, paraquat could be quickly absorbed into the blood, with pathologists </text:span><text:soft-page-break/><text:span text:style-name="T3">warning that a mouthful could be lethal even if it was spat out,</text:span><text:span text:style-name="T3"><text:note text:id="ftn45" text:note-class="footnote"><text:note-citation>52</text:note-citation><text:note-body><text:p text:style-name="P93">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46" text:note-class="footnote"><text:note-citation>53</text:note-citation><text:note-body><text:p text:style-name="P94">“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a danger to health</text:span><text:span text:style-name="T3">.</text:span><text:span text:style-name="T3"><text:note text:id="ftn47" text:note-class="footnote"><text:note-citation>54</text:note-citation><text:note-body><text:p text:style-name="P38">Howard, Paraquat Uses and Misuses, 1982, p6<text:span text:style-name="T65">5</text:span>.</text:p></text:note-body></text:note></text:span><text:span text:style-name="T3"> <text:s/></text:span></text:p>
      <text:p text:style-name="Standard"/>
      <text:p text:style-name="Standard"><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in the lungs which thicken so much that the lungs solidify, pulmonary fibrosis. Despite doctors' best efforts to deactivate paraquat with Fullers earth, or kaolin mimicking the deactivation seen in soils,</text:span><text:span text:style-name="T3"><text:note text:id="ftn48" text:note-class="footnote"><text:note-citation>55</text:note-citation><text:note-body><text:p text:style-name="P95"><text:tab/></text:p></text:note-body></text:note></text:span><text:span text:style-name="T3"> or to dilute the chemical in the bloodstream through forced diuresis as was successful in treating barbiturate overdoses,</text:span><text:span text:style-name="T3"><text:note text:id="ftn49" text:note-class="footnote"><text:note-citation>56</text:note-citation><text:note-body><text:p text:style-name="P96"><text:tab/></text:p></text:note-body></text:note></text:span><text:span text:style-name="T3"> in the early days of Gramoxone poisonings it was a horrifyingly certain and slow death, potentially over two weeks or more. In September 1967, an editorial in the BMJ preceded an account of <text:s/>an "unusual" suicide by injection of concentrated paraquat, which took place in Israel and was not reported in mainstream UK newspapers. In this editorial, attention is drawn to the UK case of of a child sent homes who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50" text:note-class="footnote"><text:note-citation>57</text:note-citation><text:note-body><text:p text:style-name="P97">Poisoning from Paraquat BMJ, Vol 3, No 5567, 16.09.67, p690-691</text:p></text:note-body></text:note></text:span><text:span text:style-name="T3"> As more literature accumulated on treating these poisonings, medical staff had a better idea of what they were dealing with and what the relationships were between dose ingested, or absorbed through the skin, and outcome, as there were many who didn't take a fatal dose, especially if they took the granular preparations, and that providing they were rehydrated they wouldn't suffer renal damage. It is telling that in 1987, once the dose has been established as being in the severe bracket the advice is to focus on palliative care and supporting the patient and their family towards the end of life.</text:span><text:span text:style-name="T3"><text:note text:id="ftn51" text:note-class="footnote"><text:note-citation>58</text:note-citation><text:note-body><text:p text:style-name="P98">Vale et al, 1987</text:p></text:note-body></text:note></text:span><text:span text:style-name="T3"> </text:span></text:p>
      <text:p text:style-name="P1"><text:s/></text:p>
      <text:p text:style-name="Standard"><text:span text:style-name="T3">A 1967 note about repacking, following "three or four fatal poisonings" in which Roy Goulding </text:span><text:span text:style-name="T3"><office:annotation><dc:creator>Unknown Author</dc:creator><dc:date>2014-01-31T10:40:45</dc:date><text:p><text:span text:style-name="T79"><text:s/></text:span><text:span text:style-name="T79">*what is his role, why does he matter?* Director of Poisons Information bureau also Guys Poisons unit. Not sure if dates correspond though – check.</text:span></text:p></office:annotation></text:span><text:span text:style-name="T3"> wonders how to prevent this. He writes "How we can deter them I don't know, but labelling the concentrate as poison might help. Ordinarily, I realise, we ask the Poisons Board to list and schedule only regulated chemicals. Presumably there is no rigid rule about this. Could we discuss this formally at the next meeting of the Sub-Committee? The irony is that Northern Ireland, having no notification scheme is making a big fuss about this!”</text:span></text:p>
      <text:p text:style-name="Standard"/>
      <text:p text:style-name="Standard"><text:span text:style-name="T3">Plant Protection were resistant to suggestions that the word "Poison" should be included on the label, preferring the less hard hitting, alternative wording "Not to be taken" and "Harmful if taken" or "Dangerous if swallowed".</text:span><text:span text:style-name="T3"><text:note text:id="ftn52" text:note-class="footnote"><text:note-citation>59</text:note-citation><text:note-body><text:p text:style-name="P99"><text:tab/></text:p></text:note-body></text:note></text:span><text:span text:style-name="T3"> They maintained that when users followed the instructions, the product was safe.</text:span></text:p>
      <text:p text:style-name="P10"><text:soft-page-break/></text:p>
      <text:p text:style-name="P28">Intermediaries as Users?</text:p>
      <text:p text:style-name="P12"><text:span text:style-name="T3">However, it wasn't just the end-users who failed to adhere to the instruction that Gramoxone was not to be repacked, as a case reported in a 1968 Cambridge newspaper told of a store that sold Gramoxone in a reused lemonade bottle, delivering it to the purchasers' doorstep.</text:span><text:span text:style-name="T3"><text:note text:id="ftn53" text:note-class="footnote"><text:note-citation>60</text:note-citation><text:note-body><text:p text:style-name="P100"><text:span text:style-name="T76">MAF 284/307, 199-201 </text:span>Letter from CE Rabington (<text:span text:style-name="T76">MAFF </text:span>Regional Safety Inspector) to J Rowe <text:span text:style-name="T76">(MAFF Deputy Chief Inspector) giving details of article in </text:span><text:span text:style-name="T48">Cambridge Daily News</text:span><text:span text:style-name="T53">, 09.11.68 “Label on bottle of weed killer said 'Lemonade'”</text:span></text:p></text:note-body></text:note></text:span><text:span text:style-name="T3"> Luckily no-one was poisoned, but the chemist was found guilty of gross carelessness and fined. <text:s/>In 1967 Plant Protection sent what they called a "strongly worded letter" to its main agents and distributors reminding them about the dangers of selling Gramoxone that was not in its original container.</text:span><text:span text:style-name="T3"><text:note text:id="ftn90" text:note-class="footnote"><text:note-citation>61</text:note-citation><text:note-body><text:p text:style-name="P100">MAF 284/307, 149, Letter from AAB Swan (Plant Protection Ltd) to F Stuart (Poisons Board) 16.02.68, National Archives, Kew</text:p></text:note-body></text:note></text:span></text:p>
      <text:p text:style-name="P10"/>
      <text:p text:style-name="P12">Determined abusers</text:p>
      <text:p text:style-name="P24"><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86" text:note-class="footnote"><text:note-citation>62</text:note-citation><text:note-body><text:p text:style-name="P131">“Paraquat: Firm urged to act”, Daily Mail, 31.10.72, p11</text:p></text:note-body></text:note></text:span><text:span text:style-name="T3"> This followed their investigation earlier in the year into how easy it was obtain </text:span><text:span text:style-name="T41">Gramoxone</text:span><text:span text:style-name="T3">. The medical press had carried stories of suicides, from the very first and unusual suicide in Israel,</text:span><text:span text:style-name="T3"><text:note text:id="ftn87" text:note-class="footnote"><text:note-citation>63</text:note-citation><text:note-body><text:p text:style-name="P132">“<text:span text:style-name="T75">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24"/>
      <text:p text:style-name="P26"><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54" text:note-class="footnote"><text:note-citation>64</text:note-citation><text:note-body><text:p text:style-name="P101">Clarke 1993, p271</text:p></text:note-body></text:note></text:span><text:span text:style-name="T3"> The arrival of a new herbicide also provided a new chemical to poison oneself with, despite the lack of arsenic and many declarations that it was harmless (when used as directed). </text:span></text:p>
      <text:p text:style-name="P24"/>
      <text:p text:style-name="P24"><text:span text:style-name="T3">In 1973 Dr Matthew of the Poisons Board blamed what he called "disproportionate" media coverage given to paraquat deaths for the fact that in Scotland, the number of accidental deaths from paraquat was overshadowed by the number of suicides with the chemical.</text:span><text:span text:style-name="T3"><text:note text:id="ftn55" text:note-class="footnote"><text:note-citation>65</text:note-citation><text:note-body><text:p text:style-name="P102">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56" text:note-class="footnote"><text:note-citation>66</text:note-citation><text:note-body><text:p text:style-name="P37"><text:span text:style-name="T64">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24"/>
      <text:p text:style-name="P24"><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57" text:note-class="footnote"><text:note-citation>67</text:note-citation><text:note-body><text:p text:style-name="P103"/></text:note-body></text:note></text:span><text:span text:style-name="T3"> Users of paraquat </text:span><text:span text:style-name="T27">for this purpose </text:span><text:span text:style-name="T3">were not just those with legitimate workplace access to the herbicide, In the use of and </text:span><text:soft-page-break/><text:span text:style-name="T3">most deaths from paraquat poisoning were anything but easy. The agonising decline of patients was </text:span><text:span text:style-name="T41">described</text:span><text:span text:style-name="T3"> in any article about the lethality of paraquat, communicating to would-be users that this was not an "easy way out", even if it was certain. <text:s/></text:span></text:p>
      <text:p text:style-name="P24"/>
      <text:p text:style-name="P24"><text:span text:style-name="T3">Murder was another misuse of the herbicide, as until </text:span><text:span text:style-name="T27">1974</text:span><text:span text:style-name="T3"> Gramoxone didn't have an offensive taste or smell,</text:span><text:span text:style-name="T3"><text:note text:id="ftn58" text:note-class="footnote"><text:note-citation>68</text:note-citation><text:note-body><text:p text:style-name="P104">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59" text:note-class="footnote"><text:note-citation>69</text:note-citation><text:note-body><text:p text:style-name="P105">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24"/>
      <text:p text:style-name="P24"><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60" text:note-class="footnote"><text:note-citation>70</text:note-citation><text:note-body><text:p text:style-name="P106"><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Standard"/>
      <text:p text:style-name="P10">Educating/ Disciplining Users</text:p>
      <text:p text:style-name="Standard"><text:span text:style-name="T3">Journalists remained objective in their reporting of accidental poisoning with Gramoxone, although they didn't mince words when they could be delivered from authority figures. Keeping Gramoxone in unmarked, reused bottles was "asking for it", The Times reported coroner Donal Summerfield as saying.</text:span><text:span text:style-name="T3"><text:note text:id="ftn61" text:note-class="footnote"><text:note-citation>71</text:note-citation><text:note-body><text:p text:style-name="P107">“Man drank weedkiller by mistake”, The Times, 11.12.69, p.5</text:p></text:note-body></text:note></text:span><text:span text:style-name="T3"> As poisonings of this type accumulated, a coroner was reported as frustratedly saying "when will the public learn?",</text:span><text:span text:style-name="T3"><text:note text:id="ftn62" text:note-class="footnote"><text:note-citation>72</text:note-citation><text:note-body><text:p text:style-name="P108">“Girl drinks first and dies”, Daily Mail, 30.09.72, p9</text:p></text:note-body></text:note></text:span><text:span text:style-name="T3"> but the reporters at the paper did not expand or moralise on the subject of those who chose to use Gramoxone at home.</text:span></text:p>
      <text:p text:style-name="Standard"/>
      <text:p text:style-name="Standard"><text:span text:style-name="T3">Despite fatal incidents occurring since 1966, none were reported in newspapers until 1968. Before that date, stories about paraquat were limited to the farming, business or gardening columns, which only proclaimed the benefits of the herbicide. The front page news of Britain's, even Europe's, first lung transplant in 1968 is also one of 15 year old Alex Smith's accidental paraquat poisoning. Although the focus of the stories is of the surgical procedure, most papers mention an unnamed weedkiller. The Times reported “liquid weedkiller” that “resembled a soft drink”.</text:span><text:span text:style-name="T3"><text:note text:id="ftn63" text:note-class="footnote"><text:note-citation>73</text:note-citation><text:note-body><text:p text:style-name="P109">“Boy with new lung winks at father” The Times, 18.05.68, p10 </text:p></text:note-body></text:note></text:span><text:span text:style-name="T3"> In the series of articles following the transplant, The </text:span><text:span text:style-name="T42">Daily </text:span><text:span text:style-name="T3">Mail did not name the weedkiller either, but it is clearly Gramoxone from the descriptions "looked like Coca Cola" and the effect on the lungs in particular.</text:span><text:span text:style-name="T3"><text:note text:id="ftn64" text:note-class="footnote"><text:note-citation>74</text:note-citation><text:note-body><text:p text:style-name="P110">“Boy and Girl in lung-swop operation” Daily Mail, 13.05.68 , p1; “Lung boy sits up for icecream”, Daily Mail, 18.05.68, p1; “Lung transplant boy dies” Daily Mail, 29.05.68, p1</text:p></text:note-body></text:note></text:span><text:span text:style-name="T3"> The involvement of the allotment society was not discussed in the newspapers, and the coroner worked hard to maintain the family's privacy.</text:span><text:span text:style-name="T3"><text:note text:id="ftn89" text:note-class="footnote"><text:note-citation>75</text:note-citation><text:note-body><text:p text:style-name="Footnote"/></text:note-body></text:note></text:span><text:span text:style-name="T3"> None of the surgeons involved in the transplant case would give any details, but the boy's uncle spoke to the press about what had happened.</text:span><text:span text:style-name="T3"><text:note text:id="ftn88" text:note-class="footnote"><text:note-citation>76</text:note-citation><text:note-body><text:p text:style-name="Footnote"/></text:note-body></text:note></text:span></text:p>
      <text:p text:style-name="Standard"/>
      <text:p text:style-name="Standard"><text:soft-page-break/><text:span text:style-name="T3">During the same month that the transplant took place, The Mail's farming column reported that the Essex branch National Farmers Union wanted the danger of the product to be emphasised on the label. This was the first time the Mail explicitly associated paraquat with fatal poisonings.</text:span><text:span text:style-name="T3"><text:note text:id="ftn65" text:note-class="footnote"><text:note-citation>77</text:note-citation><text:note-body><text:p text:style-name="P111">“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 - this story appeared in the general news of the Times,</text:span><text:span text:style-name="T3"><text:note text:id="ftn66" text:note-class="footnote"><text:note-citation>78</text:note-citation><text:note-body><text:p text:style-name="P112">“Child died from weed killer” The Times, 14.08.68, p2</text:p></text:note-body></text:note></text:span><text:span text:style-name="T3"> and the Mail. This case was particularly interesting because the father worked for ICI and had asked another ICI laboratory worker with access to Gramoxone, to get some for him. This was an unusual situation and none of the other cases presented in newspapers had such a tight tie to the chemical company, other than the use of their product. Another article in the Farming column later that same year announced that liquid formulations of paraquat were going on the Home Office poisons list, but that Weedol was exempt.</text:span><text:span text:style-name="T3"><text:note text:id="ftn67" text:note-class="footnote"><text:note-citation>79</text:note-citation><text:note-body><text:p text:style-name="P113">Killer chemical goes on Poisons List, Peter Bullen, Daily Mail, 09.09.68 p6</text:p></text:note-body></text:note></text:span><text:span text:style-name="T3"> </text:span></text:p>
      <text:p text:style-name="Standard"/>
      <text:p text:style-name="Standard"><text:span text:style-name="T3">The BMJ article on the Alex's lung transplant <text:s/>(although he wasn't named in the article, only described) noted that he "had no previous significant history and he was a well-balanced, intelligent, and stoic individual".</text:span><text:span text:style-name="T3"><text:note text:id="ftn68" text:note-class="footnote"><text:note-citation>80</text:note-citation><text:note-body><text:p text:style-name="P114">Matthew et al, BMJ Vol 3, no 5621, pp 759-763 759</text:p></text:note-body></text:note></text:span><text:span text:style-name="T3"> It seems unusual for the character of a patient to be commented on in this way, as the newspapers tended not to include this type of adjectives.</text:span><text:span text:style-name="T3"><office:annotation><dc:creator>Unknown Author</dc:creator><dc:date>2014-01-31T11:21:52</dc:date><text:p><text:span text:style-name="T79">*should probably check some other BMJ articles to see whether this kind of comment was usual* </text:span></text:p></office:annotation></text:span><text:span text:style-name="T3"> This case appears in Plant Protection Ltd's list of poisonings occurring in 1966 and 1967 which was submitted for review by the Scientific Subcommittee on Poisonous Substances Used in Agriculture and Food Storage. The Irish and Scottish incidents are described in a way that emphasises the human error in using the chemical, "patient was drunk when he consumed the chemical" and "a mentally retarded man drank Gramoxone in mistake for wine" as well as the explicitly prohibited behaviour, repacking, into beer bottles, and storing them among other drinks.</text:span><text:span text:style-name="T3"><text:note text:id="ftn69" text:note-class="footnote"><text:note-citation>81</text:note-citation><text:note-body><text:p text:style-name="P115">Scientific Subcommittee on Poisonous Substances Used in Agriculture and Food Storage</text:p></text:note-body></text:note></text:span></text:p>
      <text:p text:style-name="Standard"/>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79">*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I need to do further research is needed to find out what this tipping point or change at the Daily Mail was. </text:span></text:p>
      <text:p text:style-name="Standard"/>
      <text:p text:style-name="Standard"><text:span text:style-name="T3">Accidental poisonings as news items meant that paraquat left the confines of niche gardening, farming columns. These stories invariably conveyed the lack of effective treatment available, often with the stock phrase "no known antidote". <text:s/>This idea grabbed the imagination, and it was sufficiently frightening to prompt </text:span><text:span text:style-name="T20">newspaper </text:span><text:span text:style-name="T3">readers to write letters calling for it to be banned. Arsenic based weedkillers had been fatally poisoning people for much longer, and correspondingly progression and management of poisoning was better understood and accepted. As Boon wearily noted, this antidote statement was technically accurate, but it was not unusual as in the true sense of antidote where one chemical neutralises another, </text:span><office:annotation office:name="__Fieldmark__780_511980288"><dc:creator>Unknown Author</dc:creator><dc:date>2014-02-04T14:50:15</dc:date><text:list text:continue-numbering="true" text:style-name=""><text:list-item><text:p>Good point, elaborate sooner perhaps</text:p></text:list-item></text:list></office:annotation><text:span text:style-name="T3">very few poisons have an antidote</text:span><office:annotation-end office:name="__Fieldmark__780_511980288"/><text:span text:style-name="T3">, not even aspirin. Boon attributed this phrase to an answer given to a coroner in court to the question whether </text:span><text:soft-page-break/><text:span text:style-name="T3">an antidote was available.</text:span><text:span text:style-name="T3"><text:note text:id="ftn70" text:note-class="footnote"><text:note-citation>82</text:note-citation><text:note-body><text:p text:style-name="P116">Kennedy, p.148</text:p></text:note-body></text:note></text:span><text:span text:style-name="T3"> However, it was useful shorthand in newspapers for expressing the horror and despair that was experienced by victims, their families, and the medics who cared for them. </text:span></text:p>
      <text:p text:style-name="Standard"/>
      <text:p text:style-name="Standard"><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71" text:note-class="footnote"><text:note-citation>83</text:note-citation><text:note-body><text:p text:style-name="P117"><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79">[Do newspapers have a responsibility of sorts to be honest rather than coy about this type of information? ]</text:span></text:p></office:annotation></text:span></text:p>
      <text:p text:style-name="Standard"/>
      <text:p text:style-name="P13">Reassuring Users and Non Users</text:p>
      <text:p text:style-name="P24"><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72" text:note-class="footnote"><text:note-citation>84</text:note-citation><text:note-body><text:p text:style-name="P118">“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79">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73" text:note-class="footnote"><text:note-citation>85</text:note-citation><text:note-body><text:p text:style-name="P119">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25"><text:span text:style-name="T3">One day before the Mail launched into nearly two weeks of daily court reports of a murder involving Gramoxone, they carried an ICI advert with the tagline "Changes for the better, world wide".</text:span><text:span text:style-name="T3"><text:note text:id="ftn74" text:note-class="footnote"><text:note-citation>86</text:note-citation><text:note-body><text:p text:style-name="P120">“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79">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8"/>
      <text:p text:style-name="P10">Protecting Users</text:p>
      <text:p text:style-name="Standard"><text:soft-page-break/><text:span text:style-name="T3">The chemical name Paraquat first appeared in Hansard in 1970, when Joyce Butler asked whether MAFF would withdraw approval for paraquat following a number of accidents.</text:span><text:span text:style-name="T3"><text:note text:id="ftn75" text:note-class="footnote"><text:note-citation>87</text:note-citation><text:note-body><text:p text:style-name="P121"><text:tab/></text:p></text:note-body></text:note></text:span><text:span text:style-name="T3"> The answer was negative: there was no evidence that the chemical was harmful to workers, when used in accordance to the instructions. This was not the first time that Butler had spoken up in Parliament for users (and victims of) of agricultural and garden chemicals. Butler had been very active throughout the 1960s when DDT, aldrin and dieldrin came under closer scrutiny and public concern. She spoke out vociferously against the government produced booklet </text:span><text:span text:style-name="T49">Chemicals for the Gardener</text:span><text:span text:style-name="T3">, which contained recommendations to use these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 </text:span></text:p>
      <text:p text:style-name="Standard"/>
      <text:p text:style-name="Standard"><text:span text:style-name="T3">Butler represented Wood Green, which was later classed as Harringey. As an urban area, there wasn't any agriculture and therefore crop spraying, and no major chemical industry. Butler felt very strongly about intensive farming methods and environmental pollution, both of which were closely related to consumer issues, repeatedly calling for joined up thinking and better links between Government departments. She described herself as a housewife, although it was no ordinary household she was part of - her husband was a Labour candidate for Rutland but of the pair she was the more politically mobile, and influential, as a member of Wood Green Council, becoming council leader in 1954 then deputy mayor before becoming elected in 1955 as an MP for the Labour Party. <text:s/>She was willing and able to speak confidently and knowledgeably on technical scientific subjects, keeping abreast of research and policy development in the United States and passing material on for review to the relevant UK government body.</text:span><text:span text:style-name="T3"><office:annotation><dc:creator>Unknown Author</dc:creator><dc:date>2014-02-04T14:51:31</dc:date><text:p><text:span text:style-name="T79">Give refs.</text:span></text:p></office:annotation></text:span><text:span text:style-name="T3"> </text:span></text:p>
      <text:p text:style-name="Standard"/>
      <text:p text:style-name="P1">Butler focused on labelling of these chemicals with information that was relevant and comprehendable to the lay public. Over the course of Butler's political career, she would cover water fluoridation, chemical exposure to workers in industry, permitted chemicals in food and cosmetics and their labelling, environmental health, with a keen focus on users and domestic consumers. <text:s/>She consistently kept the issue of chemicals and consumers in debate, for instance questioning about insecticide use (HC Deb 22 November 1967 vol 754 cc357-8W), progress of regulations (HC Deb 01 May 1968 vol 763 c204W), DDT, <text:s/>the possibility of a housewives' ombudswoman (HC Deb 24 October 1967 vol 751 c449W) involvement of women's organisations with the Consumer Council (HC Deb 07 February 1968 vol 758 cc122-3W). </text:p>
      <text:p text:style-name="Standard"/>
      <text:p text:style-name="Standard"><text:span text:style-name="T3">Butler's question about revoking approval, instead of an inquiry launched or health and safety procedures reviewed, looks like a knee-jerk or over-reaction in this instance, and an inflexible answer was given accordingly. Butler did not appear as a participant in further discussions about paraquat, but the weedkiller remained a topic of frequent questioning in the House of Commons until the 1980s, with figures on deaths attributed to the chemical being regularly requested by a number of MPs. Paraquat was an extremely effective weedkiller and the agricultural background that MPs and Peers came from personally, or represented constitutionally, were important in their arguments, as was the ability of Britain to produce enough affordable, safe food for a growing population. Jobs and income depended on the continued demand for paraquat in Britain and abroad, meaning that the MP for Widnes where ICI's paraquat factory was located appeared regularly in debate about the chemical. ICI's claims about product safety were never explored in this forum; the Pesticides Committee dealt with these issues in relative privacy. The strength of trade unions does not come through in these arguments, but safety organisations and committees, the Pesticides Review board (?) the British Council for Safety, the Royal Society for the Prevention of Accidents </text:span><text:soft-page-break/><text:span text:style-name="T3">and the Health and Safety Executive were frequently referred to for figures and guidance, or in the case of the pesticides review committee, held up as the entire safety provision. The co-operation and relationships between these groups, the networks, connections and dynamics between members of these groups are not always clear from the discussions recorded in Hansard, though Butler expresses frustration at how they could work better together, with reference to the recommendations made in the "disastrous" Chemicals for the Gardener booklet (HC Deb 26 March 1964 vol 692 cc756-70) where outdated information (the chemicals had already been deemed dangerous) was provided. There was even a prisoner suicide using the weedkiller, though there was never any comment recorded about how he came to obtain the lethal dose. </text:span><text:span text:style-name="T3"><office:annotation><dc:creator>Unknown Author</dc:creator><dc:date>2014-02-04T14:51:56</dc:date><text:p><text:span text:style-name="T79">Interweave your discussion of sources in order to follow a clearer chronological structure.</text:span></text:p></office:annotation></text:span></text:p>
      <text:p text:style-name="Standard"/>
      <text:p text:style-name="P25"><text:span text:style-name="T3">MPs and Peers took it upon themselves to investigate; buying paraquat products, noting whether warnings were given by the seller or on the container, experiencing for themselves whether the information on the containers was hard to read, or easy to understand. A number of the participants in the parliamentary debates involving paraquat had experience of farming themselves</text:span><text:span text:style-name="T3"><office:annotation><dc:creator>Unknown Author</dc:creator><dc:date>2014-02-04T14:53:28</dc:date><text:p><text:span text:style-name="T79">So, users?</text:span></text:p></office:annotation></text:span><text:span text:style-name="T3">, and were aware of the benefits of paraquat when used correctly as well as the tragic outcomes when it was not used as intended. Whether through mis-speaking, misunderstanding or absence of facts, Hansard records some continuing confusion about the appearance, availability and differences between agricultural and domestic paraquat preparations, so where personal experiences could be called upon they lent credibility and force to the arguments presented by those involved [REF]. An example of a confused statement is "The weedkiller Paraquat is, which is manufactured by ICI, is used fairly widely in down land districts. I do not know what it contains."</text:span><text:span text:style-name="T3"><text:note text:id="ftn76" text:note-class="footnote"><text:note-citation>88</text:note-citation><text:note-body><text:p text:style-name="P122">Hastings, 1975, Hare Coursing Bill, http://hansard.millbanksystems.com/commons/1975/oct/24/duration-of-act </text:p></text:note-body></text:note></text:span><text:span text:style-name="T3"> Paraquat is "what's in it", the it being Gramoxone. </text:span></text:p>
      <text:p text:style-name="P9"/>
      <text:p text:style-name="P25"><text:span text:style-name="T3">In 1972, marking ten years of paraquat on the market and six years since the first fatality, the Daily Mail took up the cause of accidental paraquat poisoning, focusing on the risk to children. <text:s/>The newspaper ran their own investigation into how easy it was to obtain Gramoxone and that controls on its retail were not working.</text:span><text:span text:style-name="T3"><text:note text:id="ftn77" text:note-class="footnote"><text:note-citation>89</text:note-citation><text:note-body><text:p text:style-name="P123">“Should this killer be allowed?” DM, 30.08.72, p6</text:p></text:note-body></text:note></text:span><text:span text:style-name="T3"> </text:span></text:p>
      <text:p text:style-name="P25"><text:span text:style-name="T3"/></text:p>
      <text:p text:style-name="P55"><text:span text:style-name="T3">News papers carried stories of </text:span></text:p>
      <text:p text:style-name="Standard"/>
      <text:p text:style-name="P14">Changes to the formulation</text:p>
      <text:p text:style-name="P23"><text:span text:style-name="T3">When reformulating Gramoxone to improve its safety, PPL looked to ICI discoveries, as well as outside the organisation. One of the additions was a triazolopyrazine made by FL Rose and colleagues, then trialled by ICI as a bronchodilator, but rejected because it caused patients to be sick.</text:span><text:span text:style-name="T3"><text:note text:id="ftn78" text:note-class="footnote"><text:note-citation>90</text:note-citation><text:note-body><text:p text:style-name="P124">Suckling and Langley, 1988, p510</text:p></text:note-body></text:note></text:span><text:span text:style-name="T3"> Detailed records in the organisation meant that when an emetic was required to minimise intestinal absorption of paraquat, there were options in-house. Bitrex <text:s/></text:span></text:p>
      <text:p text:style-name="P23"/>
      <text:p text:style-name="P23"><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79" text:note-class="footnote"><text:note-citation>91</text:note-citation><text:note-body><text:p text:style-name="P125"><text:span text:style-name="T55">V</text:span>ale et al, 1987</text:p></text:note-body></text:note></text:span><text:span text:style-name="T3"> These changes to formulation were made to try to eliminate the chemical from the system of the person who had consumed it <text:s/>*need to find out when*.</text:span></text:p>
      <text:p text:style-name="P29"/>
      <text:p text:style-name="P10"/>
      <text:p text:style-name="Standard"><text:span text:style-name="T43">The Daily Mail</text:span><text:span text:style-name="T3"> contacted spokespeople from Plant Protection, ICI, MAFF, as well as the </text:span><text:soft-page-break/><text:span text:style-name="T3">pharmaceutical society, and were able to portray the chemical company positively, as working hard to make the formulation of the very effective and valuable herbicide safer, and investing in to find better treatments for poisoning. The </text:span><text:span text:style-name="T43">paper</text:span><text:span text:style-name="T3"> kept a running totals of deaths, continued calling for better retail practices, clearer labelling,</text:span><text:span text:style-name="T3"><office:annotation><dc:creator>Unknown Author</dc:creator><dc:date>2014-02-04T14:52:40</dc:date><text:p><text:span text:style-name="T79">Parallels with pharmaceutical regs</text:span></text:p></office:annotation></text:span><text:span text:style-name="T3"> and more thorough governmental approval processes, while continuing to carry regular advertisements for Weedol and other ICI garden care chemicals. Later in 1972 the Mail carried their first report on suicide using paraquat, though we saw from the earlier slide that it had been used for this purpose for longer. </text:span></text:p>
      <text:p text:style-name="Standard"/>
      <text:p text:style-name="P1">Occasionally for greater emphasis or connection with the reader, Weedol was mentioned as containing paraquat. To a casual newspaper reader without their own experience of the products, who <text:span text:style-name="T78">was</text:span> not closely reading storie, <text:span text:style-name="T78">which were</text:span> spread out over time, it would be easy to come away with the idea that all paraquat products were somehow imbued with the intention of wreaking death.</text:p>
      <text:p text:style-name="Standard"/>
      <text:p text:style-name="P24"><text:span text:style-name="T3">The Daily Mail newspaper's active role in educating readers about the dangers of paraquat can be seen in the MAFF files, in the form of requests for information from their reporters. The files also show civil servants' reactions to articles from the Daily Mail and it shows them learning to anticipate what journalists would be asking for. There was a mixture of relief that the paper was getting across information about storing chemicals safely and following instructions for safe use, but also irritation that the journalists were misreporting and mangling other facts, even that they were appeared to be getting their information from sources other than MAFF. Extensive reporting of accidental poisoning was educational because people became more aware of </text:span><text:span text:style-name="T49">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p>
      <text:p text:style-name="P24"><text:span text:style-name="T3"/></text:p>
      <text:p text:style-name="P53"><text:span text:style-name="T3">The “good deal of Press publicity” over deaths from paraquat poisoning “which have usually resulted from the carelessness of individuals” was pinpointed as the cause for public concern which prompted stricter controls on the sale of Gramoxone. The letter that announced this change, also laid out how this was really only superficially harder, as “all householders are authorised to give certificates certifying a person to be one to whom a poison may properly be sold”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91" text:note-class="footnote"><text:note-citation>92</text:note-citation><text:note-body><text:p text:style-name="P133">HO 305/32, Letter from R Kendall to GR Waters, <text:span text:style-name="T77">22.01.74</text:span></text:p></text:note-body></text:note></text:span><text:span text:style-name="T3"> </text:span><text:span text:style-name="T45">How widely known this was is unclear, but it was definitely not part of the press release heralding the change. <text:s/></text:span></text:p>
      <text:p text:style-name="Standard"/>
      <text:p text:style-name="P1"/>
      <text:p text:style-name="Standard"/>
      <text:p text:style-name="P1"/>
      <text:p text:style-name="Standard"/>
      <text:p text:style-name="P1"/>
      <text:p text:style-name="Standard"/>
      <text:p text:style-name="P1"/>
      <text:p text:style-name="Standard"/>
      <text:p text:style-name="Standard"/>
      <text:p text:style-name="P10">Conclusions</text:p>
      <text:p text:style-name="Standard"><text:span text:style-name="T3">I have shown that Paraquat was enthusiastically received by niche newspaper columns. Gramoxone, although never intended by the manufacturers for domestic use </text:span><text:span text:style-name="T49">was</text:span><text:span text:style-name="T3"> invited into some private homes and gardens, sometimes resulting in fatal poisoning. Deaths relating to paraquat were recorded from 1966, shortly after Weedol was widely marketed to home gardeners. <text:s/>The Daily Mail promoted the benefits of paraquat products in their garden advice columns and advertised Weedol at the same time as carrying stories of deaths involving paraquat. Overall, the number of deaths in relation to </text:span><text:soft-page-break/><text:span text:style-name="T3">the total volume of paraquat sold and used was very small, the precautions were easily followed and the herbicide was extremely effective. This meant that ICI and regulatory government committees could not seriously contemplate a ban, although ICI were directed to, and did, investigate a variety of changes to the formulation, which resulted in adding Bitrex to deter people from drinking large amounts, and a chemical to make Gramoxone smell foul. Unintended uses of paraquat based herbicides brought the chemical to wider attention and media reports of these unintended uses, <text:s/>which for brevity and impact blurred the distinction between Weedol and Gramoxone, <text:s text:c="2"/>contributed to these uses being perpetuated. </text:span></text:p>
      <text:p text:style-name="Standard"><office:annotation><dc:creator>Unknown Author</dc:creator><dc:date>2014-02-04T14:55:28</dc:date><text:p><text:span text:style-name="T79">Conclude what paraquat tells us about users and uses of chemicals. </text:span></text:p></office:annotation></text:p>
      <text:p text:style-name="P1">Doctors communicated among each other about paraquat earlier than newspapers or politicians. It was vital that they did so in order to share information about treatment and likelihood of outcomes. Politicians bring up paraquat in their debates latest, although this is perhaps not surprising as civil servants have been dealing with the paraquat question competently for some time, politicians have least reason to be suspicious of government actions. <text:s/></text:p>
      <text:p text:style-name="P10"/>
      <text:p text:style-name="P1">I thought it was interesting where poisonings were reported in the newspaper the chemical name, paraquat, was generally held accountable, rather than the brand names of the paraquat products. A critical point was reached in 1971, possibly the total number of fatalities, where that newspaper seemed to take up an educational role communicating the full dangers of paraquat to potential users and even existing users. <text:s/>This was possibly because ICI preferred to focus only on the adherence to their instructions for safe use and not give details of the consequences of not following their precautions. <text:s text:c="2"/></text:p>
      <text:p text:style-name="P10"/>
      <text:p text:style-name="P1">In Weedol adverts that depicted a user, this imagined user did not match the image of the disobedient users who chose to bring the stronger version h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2000" svg:font-family="Code2000"/>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5</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5</meta:editing-cycles>
    <meta:editing-duration>P4DT13H8M23S</meta:editing-duration>
    <meta:generator>LibreOffice/4.1.4.2$MacOSX_x86 LibreOffice_project/0a0440ccc0227ad9829de5f46be37cfb6edcf72</meta:generator>
    <dc:date>2014-02-14T00:42:47.371605000</dc:date>
    <meta:document-statistic meta:table-count="1" meta:image-count="0" meta:object-count="0" meta:page-count="19" meta:paragraph-count="221" meta:word-count="10908" meta:character-count="69019" meta:non-whitespace-character-count="58177"/>
  </office:meta>
</office:document-meta>
</file>